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2.5pt"/>
    </style:style>
    <style:style style:name="co2" style:family="table-column">
      <style:table-column-properties fo:break-before="auto" style:column-width="199.5pt"/>
    </style:style>
    <style:style style:name="co3" style:family="table-column">
      <style:table-column-properties fo:break-before="auto" style:column-width="198.79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75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129.0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49.4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75pt"/>
    </style:style>
    <style:style style:name="co13" style:family="table-column">
      <style:table-column-properties fo:break-before="auto" style:column-width="135.01pt"/>
    </style:style>
    <style:style style:name="co14" style:family="table-column">
      <style:table-column-properties fo:break-before="auto" style:column-width="67.49pt"/>
    </style:style>
    <style:style style:name="co15" style:family="table-column">
      <style:table-column-properties fo:break-before="auto" style:column-width="162.79pt"/>
    </style:style>
    <style:style style:name="co16" style:family="table-column">
      <style:table-column-properties fo:break-before="auto" style:column-width="115.51pt"/>
    </style:style>
    <style:style style:name="co17" style:family="table-column">
      <style:table-column-properties fo:break-before="auto" style:column-width="99.01pt"/>
    </style:style>
    <style:style style:name="co18" style:family="table-column">
      <style:table-column-properties fo:break-before="auto" style:column-width="89.26pt"/>
    </style:style>
    <style:style style:name="co19" style:family="table-column">
      <style:table-column-properties fo:break-before="auto" style:column-width="94.51pt"/>
    </style:style>
    <style:style style:name="co20" style:family="table-column">
      <style:table-column-properties fo:break-before="auto" style:column-width="72pt"/>
    </style:style>
    <style:style style:name="co21" style:family="table-column">
      <style:table-column-properties fo:break-before="auto" style:column-width="27.75pt"/>
    </style:style>
    <style:style style:name="co22" style:family="table-column">
      <style:table-column-properties fo:break-before="auto" style:column-width="137.99pt"/>
    </style:style>
    <style:style style:name="co23" style:family="table-column">
      <style:table-column-properties fo:break-before="auto" style:column-width="76.51pt"/>
    </style:style>
    <style:style style:name="co24" style:family="table-column">
      <style:table-column-properties fo:break-before="auto" style:column-width="24.01pt"/>
    </style:style>
    <style:style style:name="co25" style:family="table-column">
      <style:table-column-properties fo:break-before="auto" style:column-width="66.76pt"/>
    </style:style>
    <style:style style:name="co26" style:family="table-column">
      <style:table-column-properties fo:break-before="auto" style:column-width="68.26pt"/>
    </style:style>
    <style:style style:name="co27" style:family="table-column">
      <style:table-column-properties fo:break-before="auto" style:column-width="21pt"/>
    </style:style>
    <style:style style:name="co28" style:family="table-column">
      <style:table-column-properties fo:break-before="auto" style:column-width="80.25pt"/>
    </style:style>
    <style:style style:name="co29" style:family="table-column">
      <style:table-column-properties fo:break-before="auto" style:column-width="54.74pt"/>
    </style:style>
    <style:style style:name="co30" style:family="table-column">
      <style:table-column-properties fo:break-before="auto" style:column-width="57pt"/>
    </style:style>
    <style:style style:name="co31" style:family="table-column">
      <style:table-column-properties fo:break-before="auto" style:column-width="51pt"/>
    </style:style>
    <style:style style:name="co32" style:family="table-column">
      <style:table-column-properties fo:break-before="auto" style:column-width="92.24pt"/>
    </style:style>
    <style:style style:name="co33" style:family="table-column">
      <style:table-column-properties fo:break-before="auto" style:column-width="144.79pt"/>
    </style:style>
    <style:style style:name="co34" style:family="table-column">
      <style:table-column-properties fo:break-before="auto" style:column-width="60.01pt"/>
    </style:style>
    <style:style style:name="co35" style:family="table-column">
      <style:table-column-properties fo:break-before="auto" style:column-width="65.25pt"/>
    </style:style>
    <style:style style:name="co36" style:family="table-column">
      <style:table-column-properties fo:break-before="auto" style:column-width="59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MINERALS">
      <style:table-properties table:display="true" style:writing-mode="lr-tb"/>
    </style:style>
    <style:style style:name="ta2" style:family="table" style:master-page-name="CEMDAT07">
      <style:table-properties table:display="true" style:writing-mode="lr-tb"/>
    </style:style>
    <style:style style:name="ta3" style:family="table" style:master-page-name="lothenbach">
      <style:table-properties table:display="true" style:writing-mode="lr-tb"/>
    </style:style>
    <style:style style:name="ta4" style:family="table" style:master-page-name="WORK_5f_logK">
      <style:table-properties table:display="true" style:writing-mode="lr-tb"/>
    </style:style>
    <style:style style:name="ta5" style:family="table" style:master-page-name="blanc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thr_5f_twq_5f_csh_5f_min2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normal" style:font-size-asian="10pt" style:font-size-complex="10pt"/>
    </style:style>
    <style:style style:name="ce2" style:family="table-cell" style:parent-style-name="Default">
      <style:text-properties style:font-name="Liberation Sans Narrow1" fo:font-size="10pt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normal"/>
    </style:style>
    <style:style style:name="ce20" style:family="table-cell" style:parent-style-name="Default">
      <style:text-properties style:font-name="Liberation Sans Narrow1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 Narrow1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INERALS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column table:style-name="co5" table:number-columns-repeated="768" table:default-cell-style-name="ce2"/>
        <table:table-row table:style-name="ro1">
          <table:table-cell table:style-name="ce1" office:value-type="string" calcext:value-type="string">
            <text:p>ettringite-Al</text:p>
          </table:table-cell>
          <table:table-cell table:style-name="ce1" office:value-type="string" calcext:value-type="string">
            <text:p>Ca6Al2(SO4)3(OH)12(H2O)2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ricarboaluminate</text:p>
          </table:table-cell>
          <table:table-cell table:style-name="ce1" office:value-type="string" calcext:value-type="string">
            <text:p>Ca6Al2(CO3)3(OH)12(H2O)2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ettringite-Fe</text:p>
          </table:table-cell>
          <table:table-cell table:style-name="ce1" office:value-type="string" calcext:value-type="string">
            <text:p>Ca6Fe2(SO4)3(OH)12(H2O)2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haumasite</text:p>
          </table:table-cell>
          <table:table-cell table:style-name="ce1" office:value-type="string" calcext:value-type="string">
            <text:p>(CaSiO3)2(CaSO4)2(CaCO3)2(H2O)3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AH6</text:p>
          </table:table-cell>
          <table:table-cell table:style-name="ce1" office:value-type="string" calcext:value-type="string">
            <text:p>(CaO)3(Al2O3)(H2O)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AS0.8H4.4</text:p>
          </table:table-cell>
          <table:table-cell table:style-name="ce1" office:value-type="string" calcext:value-type="string">
            <text:p>(CaO)3(Al2O3)(SiO2)8/10(H2O)44/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FH6</text:p>
          </table:table-cell>
          <table:table-cell table:style-name="ce1" office:value-type="string" calcext:value-type="string">
            <text:p>(CaO)3(Fe2O3)(H2O)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AH13</text:p>
          </table:table-cell>
          <table:table-cell table:style-name="ce1" office:value-type="string" calcext:value-type="string">
            <text:p>(CaO)4(Al2O3)(H2O)1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AH8</text:p>
          </table:table-cell>
          <table:table-cell table:style-name="ce1" office:value-type="string" calcext:value-type="string">
            <text:p>(CaO)2(Al2O3)(H2O)8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ASH12</text:p>
          </table:table-cell>
          <table:table-cell table:style-name="ce1" office:value-type="string" calcext:value-type="string">
            <text:p>(CaO)4(Al2O3)(SO3)(H2O)12</text:p>
          </table:table-cell>
          <table:table-cell table:style-name="ce1" office:value-type="string" calcext:value-type="string">
            <text:p>monosulphoalumina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4ACH11</text:p>
          </table:table-cell>
          <table:table-cell table:style-name="ce1" office:value-type="string" calcext:value-type="string">
            <text:p>(CaO)4(Al2O3)(CO2)(H2O)11</text:p>
          </table:table-cell>
          <table:table-cell table:style-name="ce1" office:value-type="string" calcext:value-type="string">
            <text:p>monocarboalumina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4AC0.5H12</text:p>
          </table:table-cell>
          <table:table-cell table:style-name="ce1" office:value-type="string" calcext:value-type="string">
            <text:p>(CaO)4(Al2O3)(CO2)1/2(H2O)12</text:p>
          </table:table-cell>
          <table:table-cell table:style-name="ce1" office:value-type="string" calcext:value-type="string">
            <text:p>hemicarboalumina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2ASH8</text:p>
          </table:table-cell>
          <table:table-cell table:style-name="ce1" office:value-type="string" calcext:value-type="string">
            <text:p>(CaO)2(Al2O3)(SiO2)(H2O)8</text:p>
          </table:table-cell>
          <table:table-cell table:style-name="ce1" office:value-type="string" calcext:value-type="string">
            <text:p>straetlingite</text:p>
          </table:table-cell>
          <table:table-cell table:style-name="ce1" table:number-columns-repeated="253"/>
          <table:table-cell table:number-columns-repeated="768"/>
        </table:table-row>
        <table:table-row table:style-name="ro1">
          <table:table-cell table:style-name="ce1" office:value-type="string" calcext:value-type="string">
            <text:p>C4FH13</text:p>
          </table:table-cell>
          <table:table-cell table:style-name="ce1" office:value-type="string" calcext:value-type="string">
            <text:p>(CaO)4(Fe2O3)(H2O)1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FH8</text:p>
          </table:table-cell>
          <table:table-cell table:style-name="ce1" office:value-type="string" calcext:value-type="string">
            <text:p>(CaO)2(Fe2O3)(H2O)8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FSH12</text:p>
          </table:table-cell>
          <table:table-cell table:style-name="ce1" office:value-type="string" calcext:value-type="string">
            <text:p>(CaO)4(Fe2O3)(SO3)(H2O)1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FCH12</text:p>
          </table:table-cell>
          <table:table-cell table:style-name="ce1" office:value-type="string" calcext:value-type="string">
            <text:p>(CaO)4(Fe2O3)(CO2)(H2O)1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FC0.5H12</text:p>
          </table:table-cell>
          <table:table-cell table:style-name="ce1" office:value-type="string" calcext:value-type="string">
            <text:p>(CaO)4(Fe2O3)(CO2)1/2(H2O)1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FSH8</text:p>
          </table:table-cell>
          <table:table-cell table:style-name="ce1" office:value-type="string" calcext:value-type="string">
            <text:p>(CaO)2(Fe2O3)(SiO2)(H2O)8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AH10</text:p>
          </table:table-cell>
          <table:table-cell table:style-name="ce1" office:value-type="string" calcext:value-type="string">
            <text:p>(CaO)(Al2O3)(H2O)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M4AH10</text:p>
          </table:table-cell>
          <table:table-cell table:style-name="ce1" office:value-type="string" calcext:value-type="string">
            <text:p>(MgO)4(Al2O3)(H2O)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M4ACH9</text:p>
          </table:table-cell>
          <table:table-cell table:style-name="ce1" office:value-type="string" calcext:value-type="string">
            <text:p>(MgO)4(Al2O3)(CO2)(H2O)9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M4FH10</text:p>
          </table:table-cell>
          <table:table-cell table:style-name="ce1" office:value-type="string" calcext:value-type="string">
            <text:p>(MgO)4(Fe2O3)(H2O)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1.67SH2.1(jen.)</text:p>
          </table:table-cell>
          <table:table-cell table:style-name="ce1" office:value-type="string" calcext:value-type="string">
            <text:p>(CaO)5/3(SiO2)(H2O)21/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0.83SH1.3(tob.)</text:p>
          </table:table-cell>
          <table:table-cell table:style-name="ce1" office:value-type="string" calcext:value-type="string">
            <text:p>(CaO)5/6(SiO2)(H2O)13/1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SiO2,am</text:p>
          </table:table-cell>
          <table:table-cell table:style-name="ce1" office:value-type="string" calcext:value-type="string">
            <text:p>SiO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syngenite</text:p>
          </table:table-cell>
          <table:table-cell table:style-name="ce1" office:value-type="string" calcext:value-type="string">
            <text:p>K2Ca(SO4)2(H2O)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Al(OH)3(am)</text:p>
          </table:table-cell>
          <table:table-cell table:style-name="ce1" office:value-type="string" calcext:value-type="string">
            <text:p>Al(OH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Fe(OH)3(mic)</text:p>
          </table:table-cell>
          <table:table-cell table:style-name="ce1" office:value-type="string" calcext:value-type="string">
            <text:p>Fe(OH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S</text:p>
          </table:table-cell>
          <table:table-cell table:style-name="ce1" office:value-type="string" calcext:value-type="string">
            <text:p>(CaO)3(SiO2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S</text:p>
          </table:table-cell>
          <table:table-cell table:style-name="ce1" office:value-type="string" calcext:value-type="string">
            <text:p>(CaO)2(SiO2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3A</text:p>
          </table:table-cell>
          <table:table-cell table:style-name="ce1" office:value-type="string" calcext:value-type="string">
            <text:p>(CaO)3(Al2O3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4AF</text:p>
          </table:table-cell>
          <table:table-cell table:style-name="ce1" office:value-type="string" calcext:value-type="string">
            <text:p>(CaO)4(Al2O3)(Fe2O3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Gyrolite <text:s text:c="6"/></text:p>
          </table:table-cell>
          <table:table-cell table:style-name="ce1" office:value-type="string" calcext:value-type="string">
            <text:p>(CaO)2(SiO2)3(H2O)5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Xonotlite <text:s text:c="5"/></text:p>
          </table:table-cell>
          <table:table-cell table:style-name="ce1" office:value-type="string" calcext:value-type="string">
            <text:p>(CaO)6(SiO2)6(H2O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obermorite-14A</text:p>
          </table:table-cell>
          <table:table-cell table:style-name="ce1" office:value-type="string" calcext:value-type="string">
            <text:p>(CaO)5(SiO2)6(H2O)21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obermorite-11A</text:p>
          </table:table-cell>
          <table:table-cell table:style-name="ce1" office:value-type="string" calcext:value-type="string">
            <text:p>(CaO)5(SiO2)6(H2O)11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Foshagite <text:s text:c="5"/></text:p>
          </table:table-cell>
          <table:table-cell table:style-name="ce1" office:value-type="string" calcext:value-type="string">
            <text:p>(CaO)4(SiO2)3(H2O)3/2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Jennite <text:s text:c="7"/></text:p>
          </table:table-cell>
          <table:table-cell table:style-name="ce1" office:value-type="string" calcext:value-type="string">
            <text:p>(CaO)9(SiO2)6(H2O)11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Afwillite <text:s text:c="5"/></text:p>
          </table:table-cell>
          <table:table-cell table:style-name="ce1" office:value-type="string" calcext:value-type="string">
            <text:p>(CaO)3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Hillebrandite <text:s/></text:p>
          </table:table-cell>
          <table:table-cell table:style-name="ce1" office:value-type="string" calcext:value-type="string">
            <text:p>(CaO)2(SiO2)(H2O)7/6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SH16</text:p>
          </table:table-cell>
          <table:table-cell table:style-name="ce1" office:value-type="string" calcext:value-type="string">
            <text:p>(CaO)8/5(SiO2)(H2O)258/10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SH12</text:p>
          </table:table-cell>
          <table:table-cell table:style-name="ce1" office:value-type="string" calcext:value-type="string">
            <text:p>(CaO)6/5(SiO2)(H2O)206/10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SH08</text:p>
          </table:table-cell>
          <table:table-cell table:style-name="ce1" office:value-type="string" calcext:value-type="string">
            <text:p>(CaO)4/5(SiO2)(H2O)154/100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Truscottite <text:s text:c="3"/></text:p>
          </table:table-cell>
          <table:table-cell table:style-name="ce1" office:value-type="string" calcext:value-type="string">
            <text:p>(CaO)7(SiO2)1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Okenite <text:s text:c="7"/></text:p>
          </table:table-cell>
          <table:table-cell table:style-name="ce1" office:value-type="string" calcext:value-type="string">
            <text:p>(CaO)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Okenite2 <text:s text:c="5"/></text:p>
          </table:table-cell>
          <table:table-cell table:style-name="ce1" office:value-type="string" calcext:value-type="string">
            <text:p>(CaO)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C2SH,alpha</text:p>
          </table:table-cell>
          <table:table-cell table:style-name="ce1" office:value-type="string" calcext:value-type="string">
            <text:p>(CaO)2(SiO2)(H2O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Jaffeite <text:s text:c="6"/></text:p>
          </table:table-cell>
          <table:table-cell table:style-name="ce1" office:value-type="string" calcext:value-type="string">
            <text:p>(CaO)6(SiO2)2(H2O)3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Wollastonite</text:p>
          </table:table-cell>
          <table:table-cell table:style-name="ce1" office:value-type="string" calcext:value-type="string">
            <text:p>(CaO)(SiO2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Portlandite</text:p>
          </table:table-cell>
          <table:table-cell table:style-name="ce1" office:value-type="string" calcext:value-type="string">
            <text:p>(CaO)(H2O)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 calcext:value-type="string">
            <text:p>Quartz-a</text:p>
          </table:table-cell>
          <table:table-cell table:style-name="ce1" office:value-type="string" calcext:value-type="string">
            <text:p>SiO2</text:p>
          </table:table-cell>
          <table:table-cell table:style-name="ce1" table:number-columns-repeated="254"/>
          <table:table-cell table:number-columns-repeated="768"/>
        </table:table-row>
        <table:table-row table:style-name="ro1" table:number-rows-repeated="65483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MINERALS.$A$1" table:expression="#REF!"/>
          <table:named-expression table:name="Sheet_Title" table:base-cell-address="$MINERALS.$A$1" table:expression="&quot;MINERALS&quot;"/>
        </table:named-expressions>
      </table:table>
      <table:table table:name="CEMDAT07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4" table:number-columns-repeated="3" table:default-cell-style-name="ce2"/>
        <table:table-column table:style-name="co9" table:default-cell-style-name="ce2"/>
        <table:table-column table:style-name="co4" table:number-columns-repeated="237" table:default-cell-style-name="ce2"/>
        <table:table-column table:style-name="co5" table:number-columns-repeated="768" table:default-cell-style-name="ce2"/>
        <table:table-row table:style-name="ro1">
          <table:table-cell table:style-name="ce1"/>
          <table:table-cell table:style-name="ce1" office:value-type="string" calcext:value-type="string">
            <text:p>Version 07.3, released 28. September 2013</text:p>
          </table:table-cell>
          <table:table-cell table:style-name="ce1" table:number-columns-repeated="2"/>
          <table:table-cell table:style-name="Default"/>
          <table:table-cell table:style-name="ce1" table:number-columns-repeated="8"/>
          <table:table-cell table:style-name="ce1" office:value-type="string" calcext:value-type="string">
            <text:p>Cp= A0 + A1*T + A2*T**(-2) + A3*T**(-0.5) </text:p>
          </table:table-cell>
          <table:table-cell table:style-name="ce1" table:number-columns-repeated="236"/>
          <table:table-cell table:number-columns-repeated="768"/>
        </table:table-row>
        <table:table-row table:style-name="ro1">
          <table:table-cell table:style-name="ce1"/>
          <table:table-cell table:style-name="Default"/>
          <table:table-cell table:style-name="ce1" table:number-columns-repeated="11"/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DfG°</text:p>
          </table:table-cell>
          <table:table-cell table:style-name="ce1" office:value-type="string" calcext:value-type="string">
            <text:p>DfH°</text:p>
          </table:table-cell>
          <table:table-cell table:style-name="ce1" office:value-type="string" calcext:value-type="string">
            <text:p>S°</text:p>
          </table:table-cell>
          <table:table-cell table:style-name="ce1" office:value-type="string" calcext:value-type="string">
            <text:p>V°</text:p>
          </table:table-cell>
          <table:table-cell table:number-columns-repeated="2" table:style-name="ce1" office:value-type="string" calcext:value-type="string">
            <text:p>_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SCFOR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ettringite-Al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44.9" calcext:value-type="float">
            <text:p>-44.9</text:p>
          </table:table-cell>
          <table:table-cell table:style-name="ce1" office:value-type="string" calcext:value-type="string">
            <text:p>Ca6Al2(SO4)3(OH)12(H2O)26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5205940" calcext:value-type="float">
            <text:p>-15205940</text:p>
          </table:table-cell>
          <table:table-cell table:style-name="ce1" office:value-type="float" office:value="-17535000" calcext:value-type="float">
            <text:p>-175350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70.7" calcext:value-type="float">
            <text:p>70.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float" office:value="0.789" calcext:value-type="float">
            <text:p>0.7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ettringite-Fe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44" calcext:value-type="float">
            <text:p>-44</text:p>
          </table:table-cell>
          <table:table-cell table:style-name="ce1" office:value-type="string" calcext:value-type="string">
            <text:p>Ca6Fe2(SO4)3(OH)12(H2O)26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4282360" calcext:value-type="float">
            <text:p>-14282360</text:p>
          </table:table-cell>
          <table:table-cell table:style-name="ce1" office:value-type="float" office:value="-16600000" calcext:value-type="float">
            <text:p>-16600000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71.7" calcext:value-type="float">
            <text:p>71.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922" calcext:value-type="float">
            <text:p>1922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2020000" calcext:value-type="float">
            <text:p>202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ricarboaluminate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46.5" calcext:value-type="float">
            <text:p>-46.5</text:p>
          </table:table-cell>
          <table:table-cell table:style-name="ce1" office:value-type="string" calcext:value-type="string">
            <text:p>Ca6Al2(CO3)3(OH)12(H2O)26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4565640" calcext:value-type="float">
            <text:p>-14565640</text:p>
          </table:table-cell>
          <table:table-cell table:style-name="ce1" office:value-type="float" office:value="-16792000" calcext:value-type="float">
            <text:p>-16792000</text:p>
          </table:table-cell>
          <table:table-cell table:style-name="ce1" office:value-type="float" office:value="1858" calcext:value-type="float">
            <text:p>18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0.559" calcext:value-type="float">
            <text:p>0.559</text:p>
          </table:table-cell>
          <table:table-cell table:style-name="ce1" office:value-type="float" office:value="-7780000" calcext:value-type="float">
            <text:p>-778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haumasite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49.4" calcext:value-type="float">
            <text:p>-49.4</text:p>
          </table:table-cell>
          <table:table-cell table:style-name="ce1" office:value-type="string" calcext:value-type="string">
            <text:p>(CaSiO3)2(CaSO4)2(CaCO3)2(H2O)30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5128460" calcext:value-type="float">
            <text:p>-15128460</text:p>
          </table:table-cell>
          <table:table-cell table:style-name="ce1" office:value-type="float" office:value="-17373000" calcext:value-type="float">
            <text:p>-17373000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float" office:value="66.3" calcext:value-type="float">
            <text:p>66.3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-3940000" calcext:value-type="float">
            <text:p>-39400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3AH6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0.84" calcext:value-type="float">
            <text:p>-20.84</text:p>
          </table:table-cell>
          <table:table-cell table:style-name="ce1" office:value-type="string" calcext:value-type="string">
            <text:p>(CaO)3(Al2O3)(H2O)6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5010090" calcext:value-type="float">
            <text:p>-5010090</text:p>
          </table:table-cell>
          <table:table-cell table:style-name="ce1" office:value-type="float" office:value="-5540000" calcext:value-type="float">
            <text:p>-554000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0.561" calcext:value-type="float">
            <text:p>0.5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3FH6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5.16" calcext:value-type="float">
            <text:p>-25.16</text:p>
          </table:table-cell>
          <table:table-cell table:style-name="ce1" office:value-type="string" calcext:value-type="string">
            <text:p>(CaO)3(Fe2O3)(H2O)6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4116290" calcext:value-type="float">
            <text:p>-4116290</text:p>
          </table:table-cell>
          <table:table-cell table:style-name="ce1" office:value-type="float" office:value="-4640000" calcext:value-type="float">
            <text:p>-4640000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2020000" calcext:value-type="float">
            <text:p>202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3AS0.8H4.4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9.87" calcext:value-type="float">
            <text:p>-29.87</text:p>
          </table:table-cell>
          <table:table-cell table:style-name="ce1" office:value-type="string" calcext:value-type="string">
            <text:p>(CaO)3(Al2O3)(SiO2)8/10(H2O)44/10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5368010" calcext:value-type="float">
            <text:p>-5368010</text:p>
          </table:table-cell>
          <table:table-cell table:style-name="ce1" office:value-type="float" office:value="-5855000" calcext:value-type="float">
            <text:p>-585500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-1950000" calcext:value-type="float">
            <text:p>-195000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2AH8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13.56" calcext:value-type="float">
            <text:p>-13.56</text:p>
          </table:table-cell>
          <table:table-cell table:style-name="ce1" office:value-type="string" calcext:value-type="string">
            <text:p>(CaO)2(Al2O3)(H2O)8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4812760" calcext:value-type="float">
            <text:p>-4812760</text:p>
          </table:table-cell>
          <table:table-cell table:style-name="ce1" office:value-type="float" office:value="-5433000" calcext:value-type="float">
            <text:p>-543300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2FH8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17.6" calcext:value-type="float">
            <text:p>-17.6</text:p>
          </table:table-cell>
          <table:table-cell table:style-name="ce1" office:value-type="string" calcext:value-type="string">
            <text:p>(CaO)2(Fe2O3)(H2O)8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3917380" calcext:value-type="float">
            <text:p>-3917380</text:p>
          </table:table-cell>
          <table:table-cell table:style-name="ce1" office:value-type="float" office:value="-4526000" calcext:value-type="float">
            <text:p>-4526000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2020000" calcext:value-type="float">
            <text:p>2020000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AS_H12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9.26" calcext:value-type="float">
            <text:p>-29.26</text:p>
          </table:table-cell>
          <table:table-cell table:style-name="ce1" office:value-type="string" calcext:value-type="string">
            <text:p>(CaO)4(Al2O3)(SO3)(H2O)1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7778500" calcext:value-type="float">
            <text:p>-7778500</text:p>
          </table:table-cell>
          <table:table-cell table:style-name="ce1" office:value-type="float" office:value="-8750000" calcext:value-type="float">
            <text:p>-8750000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1.168" calcext:value-type="float">
            <text:p>1.1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FS_H12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33.2" calcext:value-type="float">
            <text:p>-33.2</text:p>
          </table:table-cell>
          <table:table-cell table:style-name="ce1" office:value-type="string" calcext:value-type="string">
            <text:p>(CaO)4(Fe2O3)(SO3)(H2O)1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6882550" calcext:value-type="float">
            <text:p>-6882550</text:p>
          </table:table-cell>
          <table:table-cell table:style-name="ce1" office:value-type="float" office:value="-7843000" calcext:value-type="float">
            <text:p>-7843000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.234" calcext:value-type="float">
            <text:p>1.234</text:p>
          </table:table-cell>
          <table:table-cell table:style-name="ce1" office:value-type="float" office:value="2020000" calcext:value-type="float">
            <text:p>202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AC_H11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31.47" calcext:value-type="float">
            <text:p>-31.47</text:p>
          </table:table-cell>
          <table:table-cell table:style-name="ce1" office:value-type="string" calcext:value-type="string">
            <text:p>(CaO)4(Al2O3)(CO2)(H2O)11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7337460" calcext:value-type="float">
            <text:p>-7337460</text:p>
          </table:table-cell>
          <table:table-cell table:style-name="ce1" office:value-type="float" office:value="-8250000" calcext:value-type="float">
            <text:p>-8250000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-2590000" calcext:value-type="float">
            <text:p>-259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AC_0.5H12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9.13" calcext:value-type="float">
            <text:p>-29.13</text:p>
          </table:table-cell>
          <table:table-cell table:style-name="ce1" office:value-type="string" calcext:value-type="string">
            <text:p>(CaO)4(Al2O3)(CO2)1/2(H2O)1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7335970" calcext:value-type="float">
            <text:p>-7335970</text:p>
          </table:table-cell>
          <table:table-cell table:style-name="ce1" office:value-type="float" office:value="-8270000" calcext:value-type="float">
            <text:p>-8270000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1.014" calcext:value-type="float">
            <text:p>1.014</text:p>
          </table:table-cell>
          <table:table-cell table:style-name="ce1" office:value-type="float" office:value="-1300000" calcext:value-type="float">
            <text:p>-1300000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AH13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5.4" calcext:value-type="float">
            <text:p>-25.4</text:p>
          </table:table-cell>
          <table:table-cell table:style-name="ce1" office:value-type="string" calcext:value-type="string">
            <text:p>(CaO)4(Al2O3)(H2O)13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7326560" calcext:value-type="float">
            <text:p>-7326560</text:p>
          </table:table-cell>
          <table:table-cell table:style-name="ce1" office:value-type="float" office:value="-8302000" calcext:value-type="float">
            <text:p>-83020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7.4" calcext:value-type="float">
            <text:p>27.4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.047" calcext:value-type="float">
            <text:p>1.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600" calcext:value-type="float">
            <text:p>-16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FH13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9.4" calcext:value-type="float">
            <text:p>-29.4</text:p>
          </table:table-cell>
          <table:table-cell table:style-name="ce1" office:value-type="string" calcext:value-type="string">
            <text:p>(CaO)4(Fe2O3)(H2O)13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6430940" calcext:value-type="float">
            <text:p>-6430940</text:p>
          </table:table-cell>
          <table:table-cell table:style-name="ce1" office:value-type="float" office:value="-7395000" calcext:value-type="float">
            <text:p>-7395000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1.113" calcext:value-type="float">
            <text:p>1.113</text:p>
          </table:table-cell>
          <table:table-cell table:style-name="ce1" office:value-type="float" office:value="2020000" calcext:value-type="float">
            <text:p>2020000</text:p>
          </table:table-cell>
          <table:table-cell table:style-name="ce1" office:value-type="float" office:value="-1600" calcext:value-type="float">
            <text:p>-16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FC_H12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35.5" calcext:value-type="float">
            <text:p>-35.5</text:p>
          </table:table-cell>
          <table:table-cell table:style-name="ce1" office:value-type="string" calcext:value-type="string">
            <text:p>(CaO)4(Fe2O3)(CO2)(H2O)1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6679200" calcext:value-type="float">
            <text:p>-6679200</text:p>
          </table:table-cell>
          <table:table-cell table:style-name="ce1" office:value-type="float" office:value="-7637000" calcext:value-type="float">
            <text:p>-7637000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1.157" calcext:value-type="float">
            <text:p>1.157</text:p>
          </table:table-cell>
          <table:table-cell table:style-name="ce1" office:value-type="float" office:value="-573000" calcext:value-type="float">
            <text:p>-573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FC_0.5H12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33.1" calcext:value-type="float">
            <text:p>-33.1</text:p>
          </table:table-cell>
          <table:table-cell table:style-name="ce1" office:value-type="string" calcext:value-type="string">
            <text:p>(CaO)4(Fe2O3)(CO2)1/2(H2O)1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6440190" calcext:value-type="float">
            <text:p>-6440190</text:p>
          </table:table-cell>
          <table:table-cell table:style-name="ce1" office:value-type="float" office:value="-7363000" calcext:value-type="float">
            <text:p>-736300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724000" calcext:value-type="float">
            <text:p>724000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2ASH8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19.7" calcext:value-type="float">
            <text:p>-19.7</text:p>
          </table:table-cell>
          <table:table-cell table:style-name="ce1" office:value-type="string" calcext:value-type="string">
            <text:p>(CaO)2(Al2O3)(SiO2)(H2O)8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5705150" calcext:value-type="float">
            <text:p>-5705150</text:p>
          </table:table-cell>
          <table:table-cell table:style-name="ce1" office:value-type="float" office:value="-6360000" calcext:value-type="float">
            <text:p>-636000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-1130000" calcext:value-type="float">
            <text:p>-1130000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2FSH8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23.7" calcext:value-type="float">
            <text:p>-23.7</text:p>
          </table:table-cell>
          <table:table-cell table:style-name="ce1" office:value-type="string" calcext:value-type="string">
            <text:p>(CaO)2(Fe2O3)(SiO2)(H2O)8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4809530" calcext:value-type="float">
            <text:p>-4809530</text:p>
          </table:table-cell>
          <table:table-cell table:style-name="ce1" office:value-type="float" office:value="-5453000" calcext:value-type="float">
            <text:p>-545300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891000" calcext:value-type="float">
            <text:p>891000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AH10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7.5" calcext:value-type="float">
            <text:p>-7.5</text:p>
          </table:table-cell>
          <table:table-cell table:style-name="ce1" office:value-type="string" calcext:value-type="string">
            <text:p>(CaO)(Al2O3)(H2O)10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4622390" calcext:value-type="float">
            <text:p>-4622390</text:p>
          </table:table-cell>
          <table:table-cell table:style-name="ce1" office:value-type="float" office:value="-5320000" calcext:value-type="float">
            <text:p>-532000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.113" calcext:value-type="float">
            <text:p>1.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4AH10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56.02" calcext:value-type="float">
            <text:p>-56.02</text:p>
          </table:table-cell>
          <table:table-cell table:style-name="ce1" office:value-type="string" calcext:value-type="string">
            <text:p>(MgO)4(Al2O3)(H2O)10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6394560" calcext:value-type="float">
            <text:p>-6394560</text:p>
          </table:table-cell>
          <table:table-cell table:style-name="ce1" office:value-type="float" office:value="-7196000" calcext:value-type="float">
            <text:p>-719600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-364" calcext:value-type="float">
            <text:p>-364</text:p>
          </table:table-cell>
          <table:table-cell table:style-name="ce1" office:value-type="float" office:value="4.21" calcext:value-type="float">
            <text:p>4.21</text:p>
          </table:table-cell>
          <table:table-cell table:style-name="ce1" office:value-type="float" office:value="3750000" calcext:value-type="float">
            <text:p>3750000</text:p>
          </table:table-cell>
          <table:table-cell table:style-name="ce1" office:value-type="float" office:value="629" calcext:value-type="float">
            <text:p>629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4A_C_H9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51.14" calcext:value-type="float">
            <text:p>-51.14</text:p>
          </table:table-cell>
          <table:table-cell table:style-name="ce1" office:value-type="string" calcext:value-type="string">
            <text:p>(MgO)4(Al2O3)(CO2)(H2O)9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6580150" calcext:value-type="float">
            <text:p>-6580150</text:p>
          </table:table-cell>
          <table:table-cell table:style-name="ce1" office:value-type="float" office:value="-7374000" calcext:value-type="float">
            <text:p>-737400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-382" calcext:value-type="float">
            <text:p>-382</text:p>
          </table:table-cell>
          <table:table-cell table:style-name="ce1" office:value-type="float" office:value="4.24" calcext:value-type="float">
            <text:p>4.24</text:p>
          </table:table-cell>
          <table:table-cell table:style-name="ce1" office:value-type="float" office:value="4320000" calcext:value-type="float">
            <text:p>4320000</text:p>
          </table:table-cell>
          <table:table-cell table:style-name="ce1" office:value-type="float" office:value="629" calcext:value-type="float">
            <text:p>629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4FH10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string" calcext:value-type="string">
            <text:p>(MgO)4(Fe2O3)(H2O)10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5498840" calcext:value-type="float">
            <text:p>-5498840</text:p>
          </table:table-cell>
          <table:table-cell table:style-name="ce1" office:value-type="float" office:value="-6289000" calcext:value-type="float">
            <text:p>-6289000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23.2" calcext:value-type="float">
            <text:p>23.2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-381" calcext:value-type="float">
            <text:p>-381</text:p>
          </table:table-cell>
          <table:table-cell table:style-name="ce1" office:value-type="float" office:value="4.27" calcext:value-type="float">
            <text:p>4.27</text:p>
          </table:table-cell>
          <table:table-cell table:style-name="ce1" office:value-type="float" office:value="5780000" calcext:value-type="float">
            <text:p>5780000</text:p>
          </table:table-cell>
          <table:table-cell table:style-name="ce1" office:value-type="float" office:value="629" calcext:value-type="float">
            <text:p>629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SH_JENNNITE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13.17" calcext:value-type="float">
            <text:p>-13.17</text:p>
          </table:table-cell>
          <table:table-cell table:style-name="ce1" office:value-type="string" calcext:value-type="string">
            <text:p>(CaO)5/3(SiO2)(H2O)21/10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2480810" calcext:value-type="float">
            <text:p>-2480810</text:p>
          </table:table-cell>
          <table:table-cell table:style-name="ce1" office:value-type="float" office:value="-2723000" calcext:value-type="float">
            <text:p>-272300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-3070000" calcext:value-type="float">
            <text:p>-307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SH_TOBER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string" calcext:value-type="string">
            <text:p>(CaO)5/6(SiO2)(H2O)13/10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744360" calcext:value-type="float">
            <text:p>-1744360</text:p>
          </table:table-cell>
          <table:table-cell table:style-name="ce1" office:value-type="float" office:value="-1916000" calcext:value-type="float">
            <text:p>-19160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iO2,am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1.476" calcext:value-type="float">
            <text:p>1.476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848900" calcext:value-type="float">
            <text:p>-848900</text:p>
          </table:table-cell>
          <table:table-cell table:style-name="ce1" office:value-type="float" office:value="-903000" calcext:value-type="float">
            <text:p>-90300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-1130000" calcext:value-type="float">
            <text:p>-113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yngenite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7.2" calcext:value-type="float">
            <text:p>-7.2</text:p>
          </table:table-cell>
          <table:table-cell table:style-name="ce1" office:value-type="string" calcext:value-type="string">
            <text:p>K2Ca(SO4)2(H2O)6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2884910" calcext:value-type="float">
            <text:p>-2884910</text:p>
          </table:table-cell>
          <table:table-cell table:style-name="ce1" office:value-type="float" office:value="-3172000" calcext:value-type="float">
            <text:p>-317200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-1780000" calcext:value-type="float">
            <text:p>-178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l(OH)3_am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string" calcext:value-type="string">
            <text:p>Al(OH)3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143210" calcext:value-type="float">
            <text:p>-1143210</text:p>
          </table:table-cell>
          <table:table-cell table:style-name="ce1" office:value-type="float" office:value="-1281000" calcext:value-type="float">
            <text:p>-12810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191" calcext:value-type="float">
            <text:p>0.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Fe(OH)3_mic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float" office:value="-4.6" calcext:value-type="float">
            <text:p>-4.6</text:p>
          </table:table-cell>
          <table:table-cell table:style-name="ce1" office:value-type="string" calcext:value-type="string">
            <text:p>Fe(OH)3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711610" calcext:value-type="float">
            <text:p>-711610</text:p>
          </table:table-cell>
          <table:table-cell table:style-name="ce1" office:value-type="float" office:value="-844000" calcext:value-type="float">
            <text:p>-84400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52" calcext:value-type="float">
            <text:p>0.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3S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(CaO)3(SiO2)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2784330" calcext:value-type="float">
            <text:p>-2784330</text:p>
          </table:table-cell>
          <table:table-cell table:style-name="ce1" office:value-type="float" office:value="-2931000" calcext:value-type="float">
            <text:p>-29310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-4250000" calcext:value-type="float">
            <text:p>-425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2S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(CaO)2(SiO2)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2193210" calcext:value-type="float">
            <text:p>-2193210</text:p>
          </table:table-cell>
          <table:table-cell table:style-name="ce1" office:value-type="float" office:value="-2308000" calcext:value-type="float">
            <text:p>-230800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-3030000" calcext:value-type="float">
            <text:p>-303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3A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(CaO)3(Al2O3)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3382350" calcext:value-type="float">
            <text:p>-3382350</text:p>
          </table:table-cell>
          <table:table-cell table:style-name="ce1" office:value-type="float" office:value="-3561000" calcext:value-type="float">
            <text:p>-356100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-5060000" calcext:value-type="float">
            <text:p>-506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C4AF</text:p>
          </table:table-cell>
          <table:table-cell table:style-name="ce1" office:value-type="string" calcext:value-type="string">
            <text:p>CEMDAT0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(CaO)4(Al2O3)(Fe2O3)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4786500" calcext:value-type="float">
            <text:p>-4786500</text:p>
          </table:table-cell>
          <table:table-cell table:style-name="ce1" office:value-type="float" office:value="-5080000" calcext:value-type="float">
            <text:p>-508000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.073" calcext:value-type="float">
            <text:p>0.0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Gypsum</text:p>
          </table:table-cell>
          <table:table-cell table:style-name="ce1" office:value-type="string" calcext:value-type="string">
            <text:p>LOTH2008</text:p>
          </table:table-cell>
          <table:table-cell table:style-name="ce1" office:value-type="float" office:value="-4.58" calcext:value-type="float">
            <text:p>-4.58</text:p>
          </table:table-cell>
          <table:table-cell table:style-name="ce1" office:value-type="string" calcext:value-type="string">
            <text:p>CaSO4(H2O)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797760" calcext:value-type="float">
            <text:p>-1797760</text:p>
          </table:table-cell>
          <table:table-cell table:style-name="ce1" office:value-type="float" office:value="-2023000" calcext:value-type="float">
            <text:p>-202300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.318" calcext:value-type="float">
            <text:p>0.3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nhydrite</text:p>
          </table:table-cell>
          <table:table-cell table:style-name="ce1" office:value-type="string" calcext:value-type="string">
            <text:p>LOTH2008</text:p>
          </table:table-cell>
          <table:table-cell table:style-name="ce1" office:value-type="float" office:value="-4.36" calcext:value-type="float">
            <text:p>-4.36</text:p>
          </table:table-cell>
          <table:table-cell table:style-name="ce1" office:value-type="string" calcext:value-type="string">
            <text:p>CaSO4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1322120" calcext:value-type="float">
            <text:p>-1322120</text:p>
          </table:table-cell>
          <table:table-cell table:style-name="ce1" office:value-type="float" office:value="-1435000" calcext:value-type="float">
            <text:p>-143500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099" calcext:value-type="float">
            <text:p>0.0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LOTH2008</text:p>
          </table:table-cell>
          <table:table-cell table:style-name="ce1" office:value-type="float" office:value="-8.48" calcext:value-type="float">
            <text:p>-8.48</text:p>
          </table:table-cell>
          <table:table-cell table:style-name="ce1" office:value-type="string" calcext:value-type="string">
            <text:p>CaCO3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8" office:value-type="float" office:value="-1129180" calcext:value-type="float">
            <text:p>-1129180</text:p>
          </table:table-cell>
          <table:table-cell table:style-name="ce8" office:value-type="float" office:value="-1207000" calcext:value-type="float">
            <text:p>-120700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3.7" calcext:value-type="float">
            <text:p>3.7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-2590000" calcext:value-type="float">
            <text:p>-25900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ce9" office:value-type="string" calcext:value-type="string">
            <text:p>Brucite</text:p>
          </table:table-cell>
          <table:table-cell table:style-name="ce9" office:value-type="string" calcext:value-type="string">
            <text:p>LOTH2008</text:p>
          </table:table-cell>
          <table:table-cell table:style-name="Default" office:value-type="float" office:value="-11.16" calcext:value-type="float">
            <text:p>-11.16</text:p>
          </table:table-cell>
          <table:table-cell table:style-name="Default" office:value-type="string" calcext:value-type="string">
            <text:p>Mg(OH)2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ce9" office:value-type="float" office:value="-832230" calcext:value-type="float">
            <text:p>-832230</text:p>
          </table:table-cell>
          <table:table-cell table:style-name="ce9" office:value-type="float" office:value="-923000" calcext:value-type="float">
            <text:p>-92300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2.5" calcext:value-type="float">
            <text:p>2.5</text:p>
          </table:table-cell>
          <table:table-cell table:style-name="ce1" office:value-type="string" calcext:value-type="string">
            <text:p>_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-2560000" calcext:value-type="float">
            <text:p>-256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1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portlandite</text:p>
          </table:table-cell>
          <table:table-cell table:style-name="ce1" office:value-type="string" calcext:value-type="string">
            <text:p>LOTH2008</text:p>
          </table:table-cell>
          <table:table-cell table:style-name="ce1" office:value-type="float" office:value="-5.2" calcext:value-type="float">
            <text:p>-5.2</text:p>
          </table:table-cell>
          <table:table-cell table:style-name="ce1" office:value-type="string" calcext:value-type="string">
            <text:p>Ca(OH)2</text:p>
          </table:table-cell>
          <table:table-cell table:style-name="ce1" office:value-type="string" calcext:value-type="string">
            <text:p>THERIAK</text:p>
          </table:table-cell>
          <table:table-cell table:style-name="ce1" office:value-type="string" calcext:value-type="string">
            <text:p>ST</text:p>
          </table:table-cell>
          <table:table-cell table:style-name="ce1" office:value-type="float" office:value="-897010" calcext:value-type="float">
            <text:p>-897010</text:p>
          </table:table-cell>
          <table:table-cell table:style-name="ce1" office:value-type="float" office:value="-985000" calcext:value-type="float">
            <text:p>-98500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C3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-0.022" calcext:value-type="float">
            <text:p>-0.022</text:p>
          </table:table-cell>
          <table:table-cell table:style-name="ce1" office:value-type="string" calcext:value-type="string">
            <text:p>_</text:p>
          </table:table-cell>
          <table:table-cell table:style-name="ce1" office:value-type="float" office:value="-1600" calcext:value-type="float">
            <text:p>-1600</text:p>
          </table:table-cell>
          <table:table-cell table:style-name="ce1" table:number-columns-repeated="233"/>
          <table:table-cell table:number-columns-repeated="768"/>
        </table:table-row>
        <table:table-row table:style-name="ro1"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8" office:value-type="string" calcext:value-type="string">
            <text:p>Comparison</text:p>
          </table:table-cell>
          <table:table-cell table:style-name="ce1" table:number-columns-repeated="249"/>
          <table:table-cell table:number-columns-repeated="768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ce9" office:value-type="string" calcext:value-type="string">
            <text:p>Calcite</text:p>
          </table:table-cell>
          <table:table-cell table:style-name="ce9" office:value-type="string" calcext:value-type="string">
            <text:p>Zimmer-2016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CaCO3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ce9" office:value-type="float" office:value="-1129600" calcext:value-type="float">
            <text:p>-1129600</text:p>
          </table:table-cell>
          <table:table-cell table:style-name="ce9" office:value-type="float" office:value="-1207880" calcext:value-type="float">
            <text:p>-1207880</text:p>
          </table:table-cell>
          <table:table-cell table:style-name="ce9" office:value-type="float" office:value="92.5" calcext:value-type="float">
            <text:p>92.5</text:p>
          </table:table-cell>
          <table:table-cell table:style-name="ce9" office:value-type="float" office:value="3.689" calcext:value-type="float">
            <text:p>3.689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ce9" office:value-type="string" calcext:value-type="string">
            <text:p>Brucite</text:p>
          </table:table-cell>
          <table:table-cell table:style-name="ce9" office:value-type="string" calcext:value-type="string">
            <text:p>Zimmer-2016</text:p>
          </table:table-cell>
          <table:table-cell table:style-name="ce1" office:value-type="string" calcext:value-type="string">
            <text:p>_</text:p>
          </table:table-cell>
          <table:table-cell table:style-name="Default" office:value-type="string" calcext:value-type="string">
            <text:p>Mg(OH)2</text:p>
          </table:table-cell>
          <table:table-cell table:style-name="Default" office:value-type="string" calcext:value-type="string">
            <text:p>THERIAK</text:p>
          </table:table-cell>
          <table:table-cell table:style-name="Default" office:value-type="string" calcext:value-type="string">
            <text:p>ST</text:p>
          </table:table-cell>
          <table:table-cell table:style-name="ce9" office:value-type="float" office:value="-834620" calcext:value-type="float">
            <text:p>-834620</text:p>
          </table:table-cell>
          <table:table-cell table:style-name="ce9" office:value-type="float" office:value="-925650" calcext:value-type="float">
            <text:p>-925650</text:p>
          </table:table-cell>
          <table:table-cell table:style-name="ce9" office:value-type="float" office:value="63.2" calcext:value-type="float">
            <text:p>63.2</text:p>
          </table:table-cell>
          <table:table-cell table:style-name="ce9" office:value-type="float" office:value="2.463" calcext:value-type="float">
            <text:p>2.463</text:p>
          </table:table-cell>
          <table:table-cell table:style-name="ce1" table:number-columns-repeated="239"/>
          <table:table-cell table:number-columns-repeated="768"/>
        </table:table-row>
        <table:table-row table:style-name="ro1" table:number-rows-repeated="65490">
          <table:table-cell table:style-name="ce1" table:number-columns-repeated="250"/>
          <table:table-cell table:number-columns-repeated="768"/>
        </table:table-row>
        <table:table-row table:style-name="ro1" table:number-rows-repeated="983039">
          <table:table-cell table:number-columns-repeated="1018"/>
        </table:table-row>
        <table:table-row table:style-name="ro1">
          <table:table-cell table:number-columns-repeated="1018"/>
        </table:table-row>
        <table:named-expressions>
          <table:named-expression table:name="Print_Area" table:base-cell-address="$CEMDAT07.$A$1" table:expression="#REF!"/>
          <table:named-expression table:name="Sheet_Title" table:base-cell-address="$CEMDAT07.$A$1" table:expression="&quot;CEMDAT07&quot;"/>
        </table:named-expressions>
      </table:table>
      <table:table table:name="lothenbach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0"/>
        <table:table-column table:style-name="co12" table:default-cell-style-name="ce20"/>
        <table:table-column table:style-name="co4" table:number-columns-repeated="2" table:default-cell-style-name="ce20"/>
        <table:table-column table:style-name="co13" table:default-cell-style-name="ce20"/>
        <table:table-column table:style-name="co14" table:default-cell-style-name="ce20"/>
        <table:table-column table:style-name="co4" table:default-cell-style-name="ce20"/>
        <table:table-column table:style-name="co11" table:number-columns-repeated="2" table:default-cell-style-name="ce20"/>
        <table:table-column table:style-name="co4" table:number-columns-repeated="10" table:default-cell-style-name="ce20"/>
        <table:table-column table:style-name="co15" table:default-cell-style-name="ce20"/>
        <table:table-column table:style-name="co4" table:number-columns-repeated="236" table:default-cell-style-name="ce20"/>
        <table:table-column table:style-name="co5" table:number-columns-repeated="768" table:default-cell-style-name="ce20"/>
        <table:table-row table:style-name="ro1">
          <table:table-cell table:style-name="ce19" office:value-type="string" calcext:value-type="string">
            <text:p>Lothenbach_2008_CCR_Thermodynamic modelling of the effect of temperature on the hydration and porosity of Portland cement.pdf</text:p>
          </table:table-cell>
          <table:table-cell table:style-name="ce19" table:number-columns-repeated="255"/>
          <table:table-cell table:number-columns-repeated="768"/>
        </table:table-row>
        <table:table-row table:style-name="ro1">
          <table:table-cell table:style-name="ce19" office:value-type="string" calcext:value-type="string">
            <text:p>Cp= A0 + A1*T + A2*T**(-2) + A3*T**(-0.5) </text:p>
          </table:table-cell>
          <table:table-cell table:style-name="ce19" table:number-columns-repeated="255"/>
          <table:table-cell table:number-columns-repeated="768"/>
        </table:table-row>
        <table:table-row table:style-name="ro1">
          <table:table-cell table:style-name="ce19" table:number-columns-repeated="13"/>
          <table:table-cell table:style-name="ce19" office:value-type="string" calcext:value-type="string">
            <text:p>K1</text:p>
          </table:table-cell>
          <table:table-cell table:style-name="ce19" office:value-type="string" calcext:value-type="string">
            <text:p>K2</text:p>
          </table:table-cell>
          <table:table-cell table:style-name="ce19" office:value-type="string" calcext:value-type="string">
            <text:p>K3</text:p>
          </table:table-cell>
          <table:table-cell table:style-name="ce19" office:value-type="string" calcext:value-type="string">
            <text:p>K4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!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logK</text:p>
          </table:table-cell>
          <table:table-cell table:number-columns-repeated="2" table:style-name="ce19" office:value-type="string" calcext:value-type="string">
            <text:p>_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string" calcext:value-type="string">
            <text:p>DG_J/mole</text:p>
          </table:table-cell>
          <table:table-cell table:style-name="ce19" office:value-type="string" calcext:value-type="string">
            <text:p>DH_J/mole</text:p>
          </table:table-cell>
          <table:table-cell table:style-name="ce19" office:value-type="string" calcext:value-type="string">
            <text:p>S_J/K/mole</text:p>
          </table:table-cell>
          <table:table-cell table:style-name="ce19" office:value-type="string" calcext:value-type="string">
            <text:p>V_J/bar</text:p>
          </table:table-cell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a0</text:p>
          </table:table-cell>
          <table:table-cell table:style-name="ce19" office:value-type="string" calcext:value-type="string">
            <text:p>a1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a3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SKIP</text:p>
          </table:table-cell>
          <table:table-cell table:style-name="ce19" office:value-type="string" calcext:value-type="string">
            <text:p>SCFORM</text:p>
          </table:table-cell>
          <table:table-cell table:style-name="ce19" office:value-type="string" calcext:value-type="string">
            <text:p>MODEL</text:p>
          </table:table-cell>
          <table:table-cell table:style-name="ce19" office:value-type="string" calcext:value-type="string">
            <text:p>PARAMETERS</text:p>
          </table:table-cell>
          <table:table-cell table:style-name="ce19" table:number-columns-repeated="249"/>
          <table:table-cell table:number-columns-repeated="768"/>
        </table:table-row>
        <table:table-row table:style-name="ro1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ettringite-Al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4.9" calcext:value-type="float">
            <text:p>-44.9</text:p>
          </table:table-cell>
          <table:table-cell table:style-name="ce19" office:value-type="string" calcext:value-type="string">
            <text:p>Ca6Al2(SO4)3(OH)12(H2O)2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05940" calcext:value-type="float">
            <text:p>-15205940</text:p>
          </table:table-cell>
          <table:table-cell table:style-name="ce19" office:value-type="float" office:value="-17535000" calcext:value-type="float">
            <text:p>-17535000</text:p>
          </table:table-cell>
          <table:table-cell table:style-name="ce19" office:value-type="float" office:value="1900" calcext:value-type="float">
            <text:p>1900</text:p>
          </table:table-cell>
          <table:table-cell table:style-name="ce19" office:value-type="float" office:value="70.7" calcext:value-type="float">
            <text:p>70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939" calcext:value-type="float">
            <text:p>1939</text:p>
          </table:table-cell>
          <table:table-cell table:style-name="ce19" office:value-type="float" office:value="0.789" calcext:value-type="float">
            <text:p>0.78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icarboalumina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6.5" calcext:value-type="float">
            <text:p>-46.5</text:p>
          </table:table-cell>
          <table:table-cell table:style-name="ce19" office:value-type="string" calcext:value-type="string">
            <text:p>Ca6Al2(CO3)3(OH)12(H2O)2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4565640" calcext:value-type="float">
            <text:p>-14565640</text:p>
          </table:table-cell>
          <table:table-cell table:style-name="ce19" office:value-type="float" office:value="-16792000" calcext:value-type="float">
            <text:p>-16792000</text:p>
          </table:table-cell>
          <table:table-cell table:style-name="ce19" office:value-type="float" office:value="1858" calcext:value-type="float">
            <text:p>1858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042" calcext:value-type="float">
            <text:p>2042</text:p>
          </table:table-cell>
          <table:table-cell table:style-name="ce19" office:value-type="float" office:value="0.559" calcext:value-type="float">
            <text:p>0.559</text:p>
          </table:table-cell>
          <table:table-cell table:style-name="ce19" office:value-type="float" office:value="-7780000" calcext:value-type="float">
            <text:p>-778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ettringite-F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4" calcext:value-type="float">
            <text:p>-44</text:p>
          </table:table-cell>
          <table:table-cell table:style-name="ce19" office:value-type="string" calcext:value-type="string">
            <text:p>Ca6Fe2(SO4)3(OH)12(H2O)2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4282360" calcext:value-type="float">
            <text:p>-14282360</text:p>
          </table:table-cell>
          <table:table-cell table:style-name="ce19" office:value-type="float" office:value="-16600000" calcext:value-type="float">
            <text:p>-16600000</text:p>
          </table:table-cell>
          <table:table-cell table:style-name="ce19" office:value-type="float" office:value="1937" calcext:value-type="float">
            <text:p>1937</text:p>
          </table:table-cell>
          <table:table-cell table:style-name="ce19" office:value-type="float" office:value="71.7" calcext:value-type="float">
            <text:p>71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922" calcext:value-type="float">
            <text:p>1922</text:p>
          </table:table-cell>
          <table:table-cell table:style-name="ce19" office:value-type="float" office:value="0.855" calcext:value-type="float">
            <text:p>0.855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AH6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0.84" calcext:value-type="float">
            <text:p>-20.84</text:p>
          </table:table-cell>
          <table:table-cell table:style-name="ce19" office:value-type="string" calcext:value-type="string">
            <text:p>(CaO)3(Al2O3)(H2O)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010090" calcext:value-type="float">
            <text:p>-5010090</text:p>
          </table:table-cell>
          <table:table-cell table:style-name="ce19" office:value-type="float" office:value="-5540000" calcext:value-type="float">
            <text:p>-5540000</text:p>
          </table:table-cell>
          <table:table-cell table:style-name="ce19" office:value-type="float" office:value="419" calcext:value-type="float">
            <text:p>41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0.561" calcext:value-type="float">
            <text:p>0.56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AS0.8H4.4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87" calcext:value-type="float">
            <text:p>-29.87</text:p>
          </table:table-cell>
          <table:table-cell table:style-name="ce19" office:value-type="string" calcext:value-type="string">
            <text:p>(CaO)3(Al2O3)(SiO2)8/10(H2O)44/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368010" calcext:value-type="float">
            <text:p>-5368010</text:p>
          </table:table-cell>
          <table:table-cell table:style-name="ce19" office:value-type="float" office:value="-5855000" calcext:value-type="float">
            <text:p>-5855000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14.3" calcext:value-type="float">
            <text:p>14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0.631" calcext:value-type="float">
            <text:p>0.631</text:p>
          </table:table-cell>
          <table:table-cell table:style-name="ce19" office:value-type="float" office:value="-1950000" calcext:value-type="float">
            <text:p>-1950000</text:p>
          </table:table-cell>
          <table:table-cell table:style-name="ce19" office:value-type="float" office:value="2560" calcext:value-type="float">
            <text:p>256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FH6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5.16" calcext:value-type="float">
            <text:p>-25.16</text:p>
          </table:table-cell>
          <table:table-cell table:style-name="ce19" office:value-type="string" calcext:value-type="string">
            <text:p>(CaO)3(Fe2O3)(H2O)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116290" calcext:value-type="float">
            <text:p>-4116290</text:p>
          </table:table-cell>
          <table:table-cell table:style-name="ce19" office:value-type="float" office:value="-4640000" calcext:value-type="float">
            <text:p>-4640000</text:p>
          </table:table-cell>
          <table:table-cell table:style-name="ce19" office:value-type="float" office:value="439" calcext:value-type="float">
            <text:p>439</text:p>
          </table:table-cell>
          <table:table-cell table:style-name="ce19" office:value-type="float" office:value="15.5" calcext:value-type="float">
            <text:p>15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0.627" calcext:value-type="float">
            <text:p>0.627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H1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5.4" calcext:value-type="float">
            <text:p>-25.4</text:p>
          </table:table-cell>
          <table:table-cell table:style-name="ce19" office:value-type="string" calcext:value-type="string">
            <text:p>(CaO)4(Al2O3)(H2O)1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26560" calcext:value-type="float">
            <text:p>-7326560</text:p>
          </table:table-cell>
          <table:table-cell table:style-name="ce19" office:value-type="float" office:value="-8302000" calcext:value-type="float">
            <text:p>-830200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27.4" calcext:value-type="float">
            <text:p>27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711" calcext:value-type="float">
            <text:p>711</text:p>
          </table:table-cell>
          <table:table-cell table:style-name="ce19" office:value-type="float" office:value="1.047" calcext:value-type="float">
            <text:p>1.047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A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3.56" calcext:value-type="float">
            <text:p>-13.56</text:p>
          </table:table-cell>
          <table:table-cell table:style-name="ce19" office:value-type="string" calcext:value-type="string">
            <text:p>(CaO)2(Al2O3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812760" calcext:value-type="float">
            <text:p>-4812760</text:p>
          </table:table-cell>
          <table:table-cell table:style-name="ce19" office:value-type="float" office:value="-5433000" calcext:value-type="float">
            <text:p>-5433000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18.4" calcext:value-type="float">
            <text:p>18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392" calcext:value-type="float">
            <text:p>392</text:p>
          </table:table-cell>
          <table:table-cell table:style-name="ce19" office:value-type="float" office:value="0.714" calcext:value-type="float">
            <text:p>0.714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S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26" calcext:value-type="float">
            <text:p>-29.26</text:p>
          </table:table-cell>
          <table:table-cell table:style-name="ce19" office:value-type="string" calcext:value-type="string">
            <text:p>(CaO)4(Al2O3)(SO3)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778500" calcext:value-type="float">
            <text:p>-7778500</text:p>
          </table:table-cell>
          <table:table-cell table:style-name="ce19" office:value-type="float" office:value="-8750000" calcext:value-type="float">
            <text:p>-8750000</text:p>
          </table:table-cell>
          <table:table-cell table:style-name="ce19" office:value-type="float" office:value="821" calcext:value-type="float">
            <text:p>821</text:p>
          </table:table-cell>
          <table:table-cell table:style-name="ce19" office:value-type="float" office:value="30.9" calcext:value-type="float">
            <text:p>30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594" calcext:value-type="float">
            <text:p>594</text:p>
          </table:table-cell>
          <table:table-cell table:style-name="ce19" office:value-type="float" office:value="1.168" calcext:value-type="float">
            <text:p>1.16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CH11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1.47" calcext:value-type="float">
            <text:p>-31.47</text:p>
          </table:table-cell>
          <table:table-cell table:style-name="ce19" office:value-type="string" calcext:value-type="string">
            <text:p>(CaO)4(Al2O3)(CO2)(H2O)11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37460" calcext:value-type="float">
            <text:p>-7337460</text:p>
          </table:table-cell>
          <table:table-cell table:style-name="ce19" office:value-type="float" office:value="-8250000" calcext:value-type="float">
            <text:p>-8250000</text:p>
          </table:table-cell>
          <table:table-cell table:style-name="ce19" office:value-type="float" office:value="657" calcext:value-type="float">
            <text:p>657</text:p>
          </table:table-cell>
          <table:table-cell table:style-name="ce19" office:value-type="float" office:value="26.2" calcext:value-type="float">
            <text:p>26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18" calcext:value-type="float">
            <text:p>618</text:p>
          </table:table-cell>
          <table:table-cell table:style-name="ce19" office:value-type="float" office:value="0.982" calcext:value-type="float">
            <text:p>0.982</text:p>
          </table:table-cell>
          <table:table-cell table:style-name="ce19" office:value-type="float" office:value="-2590000" calcext:value-type="float">
            <text:p>-259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C0.5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13" calcext:value-type="float">
            <text:p>-29.13</text:p>
          </table:table-cell>
          <table:table-cell table:style-name="ce19" office:value-type="string" calcext:value-type="string">
            <text:p>(CaO)4(Al2O3)(CO2)1/2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35970" calcext:value-type="float">
            <text:p>-7335970</text:p>
          </table:table-cell>
          <table:table-cell table:style-name="ce19" office:value-type="float" office:value="-8270000" calcext:value-type="float">
            <text:p>-8270000</text:p>
          </table:table-cell>
          <table:table-cell table:style-name="ce19" office:value-type="float" office:value="713" calcext:value-type="float">
            <text:p>713</text:p>
          </table:table-cell>
          <table:table-cell table:style-name="ce19" office:value-type="float" office:value="28.5" calcext:value-type="float">
            <text:p>28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64" calcext:value-type="float">
            <text:p>664</text:p>
          </table:table-cell>
          <table:table-cell table:style-name="ce19" office:value-type="float" office:value="1.014" calcext:value-type="float">
            <text:p>1.014</text:p>
          </table:table-cell>
          <table:table-cell table:style-name="ce19" office:value-type="float" office:value="-1300000" calcext:value-type="float">
            <text:p>-1300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AS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9.7" calcext:value-type="float">
            <text:p>-19.7</text:p>
          </table:table-cell>
          <table:table-cell table:style-name="ce19" office:value-type="string" calcext:value-type="string">
            <text:p>(CaO)2(Al2O3)(SiO2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705150" calcext:value-type="float">
            <text:p>-5705150</text:p>
          </table:table-cell>
          <table:table-cell table:style-name="ce19" office:value-type="float" office:value="-6360000" calcext:value-type="float">
            <text:p>-6360000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21.6" calcext:value-type="float">
            <text:p>21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0.749" calcext:value-type="float">
            <text:p>0.749</text:p>
          </table:table-cell>
          <table:table-cell table:style-name="ce19" office:value-type="float" office:value="-1130000" calcext:value-type="float">
            <text:p>-1130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H1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9.4" calcext:value-type="float">
            <text:p>-29.4</text:p>
          </table:table-cell>
          <table:table-cell table:style-name="ce19" office:value-type="string" calcext:value-type="string">
            <text:p>(CaO)4(Fe2O3)(H2O)1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30940" calcext:value-type="float">
            <text:p>-6430940</text:p>
          </table:table-cell>
          <table:table-cell table:style-name="ce19" office:value-type="float" office:value="-7395000" calcext:value-type="float">
            <text:p>-7395000</text:p>
          </table:table-cell>
          <table:table-cell table:style-name="ce19" office:value-type="float" office:value="737" calcext:value-type="float">
            <text:p>737</text:p>
          </table:table-cell>
          <table:table-cell table:style-name="ce19" office:value-type="float" office:value="28.6" calcext:value-type="float">
            <text:p>28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94" calcext:value-type="float">
            <text:p>694</text:p>
          </table:table-cell>
          <table:table-cell table:style-name="ce19" office:value-type="float" office:value="1.113" calcext:value-type="float">
            <text:p>1.113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F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7.6" calcext:value-type="float">
            <text:p>-17.6</text:p>
          </table:table-cell>
          <table:table-cell table:style-name="ce19" office:value-type="string" calcext:value-type="string">
            <text:p>(CaO)2(Fe2O3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3917380" calcext:value-type="float">
            <text:p>-3917380</text:p>
          </table:table-cell>
          <table:table-cell table:style-name="ce19" office:value-type="float" office:value="-4526000" calcext:value-type="float">
            <text:p>-4526000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19.4" calcext:value-type="float">
            <text:p>19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S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3.2" calcext:value-type="float">
            <text:p>-33.2</text:p>
          </table:table-cell>
          <table:table-cell table:style-name="ce19" office:value-type="string" calcext:value-type="string">
            <text:p>(CaO)4(Fe2O3)(SO3)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882550" calcext:value-type="float">
            <text:p>-6882550</text:p>
          </table:table-cell>
          <table:table-cell table:style-name="ce19" office:value-type="float" office:value="-7843000" calcext:value-type="float">
            <text:p>-7843000</text:p>
          </table:table-cell>
          <table:table-cell table:style-name="ce19" office:value-type="float" office:value="858" calcext:value-type="float">
            <text:p>858</text:p>
          </table:table-cell>
          <table:table-cell table:style-name="ce19" office:value-type="float" office:value="32.2" calcext:value-type="float">
            <text:p>32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577" calcext:value-type="float">
            <text:p>577</text:p>
          </table:table-cell>
          <table:table-cell table:style-name="ce19" office:value-type="float" office:value="1.234" calcext:value-type="float">
            <text:p>1.234</text:p>
          </table:table-cell>
          <table:table-cell table:style-name="ce19" office:value-type="float" office:value="2020000" calcext:value-type="float">
            <text:p>202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C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5.5" calcext:value-type="float">
            <text:p>-35.5</text:p>
          </table:table-cell>
          <table:table-cell table:style-name="ce19" office:value-type="string" calcext:value-type="string">
            <text:p>(CaO)4(Fe2O3)(CO2)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679200" calcext:value-type="float">
            <text:p>-6679200</text:p>
          </table:table-cell>
          <table:table-cell table:style-name="ce19" office:value-type="float" office:value="-7637000" calcext:value-type="float">
            <text:p>-7637000</text:p>
          </table:table-cell>
          <table:table-cell table:style-name="ce19" office:value-type="float" office:value="737" calcext:value-type="float">
            <text:p>73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12" calcext:value-type="float">
            <text:p>612</text:p>
          </table:table-cell>
          <table:table-cell table:style-name="ce19" office:value-type="float" office:value="1.157" calcext:value-type="float">
            <text:p>1.157</text:p>
          </table:table-cell>
          <table:table-cell table:style-name="ce19" office:value-type="float" office:value="-573000" calcext:value-type="float">
            <text:p>-573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FC0.5H12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3.1" calcext:value-type="float">
            <text:p>-33.1</text:p>
          </table:table-cell>
          <table:table-cell table:style-name="ce19" office:value-type="string" calcext:value-type="string">
            <text:p>(CaO)4(Fe2O3)(CO2)1/2(H2O)1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40190" calcext:value-type="float">
            <text:p>-6440190</text:p>
          </table:table-cell>
          <table:table-cell table:style-name="ce19" office:value-type="float" office:value="-7363000" calcext:value-type="float">
            <text:p>-7363000</text:p>
          </table:table-cell>
          <table:table-cell table:style-name="ce19" office:value-type="float" office:value="749" calcext:value-type="float">
            <text:p>749</text:p>
          </table:table-cell>
          <table:table-cell table:style-name="ce19" office:value-type="float" office:value="29.6" calcext:value-type="float">
            <text:p>29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648" calcext:value-type="float">
            <text:p>648</text:p>
          </table:table-cell>
          <table:table-cell table:style-name="ce19" office:value-type="float" office:value="1.08" calcext:value-type="float">
            <text:p>1.08</text:p>
          </table:table-cell>
          <table:table-cell table:style-name="ce19" office:value-type="float" office:value="724000" calcext:value-type="float">
            <text:p>724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FSH8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3.7" calcext:value-type="float">
            <text:p>-23.7</text:p>
          </table:table-cell>
          <table:table-cell table:style-name="ce19" office:value-type="string" calcext:value-type="string">
            <text:p>(CaO)2(Fe2O3)(SiO2)(H2O)8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809530" calcext:value-type="float">
            <text:p>-4809530</text:p>
          </table:table-cell>
          <table:table-cell table:style-name="ce19" office:value-type="float" office:value="-5453000" calcext:value-type="float">
            <text:p>-5453000</text:p>
          </table:table-cell>
          <table:table-cell table:style-name="ce19" office:value-type="float" office:value="583" calcext:value-type="float">
            <text:p>583</text:p>
          </table:table-cell>
          <table:table-cell table:style-name="ce19" office:value-type="float" office:value="22.7" calcext:value-type="float">
            <text:p>22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0.815" calcext:value-type="float">
            <text:p>0.815</text:p>
          </table:table-cell>
          <table:table-cell table:style-name="ce19" office:value-type="float" office:value="891000" calcext:value-type="float">
            <text:p>891000</text:p>
          </table:table-cell>
          <table:table-cell table:style-name="ce19" office:value-type="float" office:value="-800" calcext:value-type="float">
            <text:p>-8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4AH10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6.02" calcext:value-type="float">
            <text:p>-56.02</text:p>
          </table:table-cell>
          <table:table-cell table:style-name="ce19" office:value-type="string" calcext:value-type="string">
            <text:p>(MgO)4(Al2O3)(H2O)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394560" calcext:value-type="float">
            <text:p>-6394560</text:p>
          </table:table-cell>
          <table:table-cell table:style-name="ce19" office:value-type="float" office:value="-7196000" calcext:value-type="float">
            <text:p>-7196000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-364" calcext:value-type="float">
            <text:p>-364</text:p>
          </table:table-cell>
          <table:table-cell table:style-name="ce19" office:value-type="float" office:value="4.21" calcext:value-type="float">
            <text:p>4.21</text:p>
          </table:table-cell>
          <table:table-cell table:style-name="ce19" office:value-type="float" office:value="3750000" calcext:value-type="float">
            <text:p>3750000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4AcH9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1.14" calcext:value-type="float">
            <text:p>-51.14</text:p>
          </table:table-cell>
          <table:table-cell table:style-name="ce19" office:value-type="string" calcext:value-type="string">
            <text:p>(MgO)4(Al2O3)(CO2)(H2O)9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580150" calcext:value-type="float">
            <text:p>-6580150</text:p>
          </table:table-cell>
          <table:table-cell table:style-name="ce19" office:value-type="float" office:value="-7374000" calcext:value-type="float">
            <text:p>-7374000</text:p>
          </table:table-cell>
          <table:table-cell table:style-name="ce19" office:value-type="float" office:value="551" calcext:value-type="float">
            <text:p>55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-382" calcext:value-type="float">
            <text:p>-382</text:p>
          </table:table-cell>
          <table:table-cell table:style-name="ce19" office:value-type="float" office:value="4.24" calcext:value-type="float">
            <text:p>4.24</text:p>
          </table:table-cell>
          <table:table-cell table:style-name="ce19" office:value-type="float" office:value="4320000" calcext:value-type="float">
            <text:p>4320000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M4FH10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60" calcext:value-type="float">
            <text:p>-60</text:p>
          </table:table-cell>
          <table:table-cell table:style-name="ce19" office:value-type="string" calcext:value-type="string">
            <text:p>(MgO)4(Fe2O3)(H2O)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498840" calcext:value-type="float">
            <text:p>-5498840</text:p>
          </table:table-cell>
          <table:table-cell table:style-name="ce19" office:value-type="float" office:value="-6289000" calcext:value-type="float">
            <text:p>-6289000</text:p>
          </table:table-cell>
          <table:table-cell table:style-name="ce19" office:value-type="float" office:value="586" calcext:value-type="float">
            <text:p>586</text:p>
          </table:table-cell>
          <table:table-cell table:style-name="ce19" office:value-type="float" office:value="23.2" calcext:value-type="float">
            <text:p>23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-381" calcext:value-type="float">
            <text:p>-381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5780000" calcext:value-type="float">
            <text:p>5780000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_JEN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3.17" calcext:value-type="float">
            <text:p>-13.17</text:p>
          </table:table-cell>
          <table:table-cell table:style-name="ce19" office:value-type="string" calcext:value-type="string">
            <text:p>(CaO)5/3(SiO2)(H2O)21/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0810" calcext:value-type="float">
            <text:p>-2480810</text:p>
          </table:table-cell>
          <table:table-cell table:style-name="ce19" office:value-type="float" office:value="-2723000" calcext:value-type="float">
            <text:p>-272300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.8" calcext:value-type="float">
            <text:p>7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-3070000" calcext:value-type="float">
            <text:p>-307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_TOB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8" calcext:value-type="float">
            <text:p>-8</text:p>
          </table:table-cell>
          <table:table-cell table:style-name="ce19" office:value-type="string" calcext:value-type="string">
            <text:p>(CaO)5/6(SiO2)(H2O)13/1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44360" calcext:value-type="float">
            <text:p>-1744360</text:p>
          </table:table-cell>
          <table:table-cell table:style-name="ce19" office:value-type="float" office:value="-1916000" calcext:value-type="float">
            <text:p>-191600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.9" calcext:value-type="float">
            <text:p>5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0.16" calcext:value-type="float">
            <text:p>0.1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.2" calcext:value-type="float">
            <text:p>-5.2</text:p>
          </table:table-cell>
          <table:table-cell table:style-name="ce19" office:value-type="string" calcext:value-type="string">
            <text:p>Ca(OH)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7010" calcext:value-type="float">
            <text:p>-897010</text:p>
          </table:table-cell>
          <table:table-cell table:style-name="ce19" office:value-type="float" office:value="-985000" calcext:value-type="float">
            <text:p>-985000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.3" calcext:value-type="float">
            <text:p>3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-0.022" calcext:value-type="float">
            <text:p>-0.0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SiO2,am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1.476" calcext:value-type="float">
            <text:p>1.476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48900" calcext:value-type="float">
            <text:p>-848900</text:p>
          </table:table-cell>
          <table:table-cell table:style-name="ce19" office:value-type="float" office:value="-903000" calcext:value-type="float">
            <text:p>-90300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.034" calcext:value-type="float">
            <text:p>0.034</text:p>
          </table:table-cell>
          <table:table-cell table:style-name="ce19" office:value-type="float" office:value="1130000" calcext:value-type="float">
            <text:p>113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2O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4" calcext:value-type="float">
            <text:p>-14</text:p>
          </table:table-cell>
          <table:table-cell table:style-name="ce19" office:value-type="string" calcext:value-type="string">
            <text:p>H2O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37180" calcext:value-type="float">
            <text:p>-237180</text:p>
          </table:table-cell>
          <table:table-cell table:style-name="ce19" office:value-type="float" office:value="-286000" calcext:value-type="float">
            <text:p>-28600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.8" calcext:value-type="float">
            <text:p>1.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psum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.58" calcext:value-type="float">
            <text:p>-4.58</text:p>
          </table:table-cell>
          <table:table-cell table:style-name="ce19" office:value-type="string" calcext:value-type="string">
            <text:p>CaSO4(H2O)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97760" calcext:value-type="float">
            <text:p>-1797760</text:p>
          </table:table-cell>
          <table:table-cell table:style-name="ce19" office:value-type="float" office:value="-2023000" calcext:value-type="float">
            <text:p>-2023000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7.5" calcext:value-type="float">
            <text:p>7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0.318" calcext:value-type="float">
            <text:p>0.31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nhydr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.36" calcext:value-type="float">
            <text:p>-4.36</text:p>
          </table:table-cell>
          <table:table-cell table:style-name="ce19" office:value-type="string" calcext:value-type="string">
            <text:p>CaSO4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22120" calcext:value-type="float">
            <text:p>-1322120</text:p>
          </table:table-cell>
          <table:table-cell table:style-name="ce19" office:value-type="float" office:value="-1435000" calcext:value-type="float">
            <text:p>-1435000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4.6" calcext:value-type="float">
            <text:p>4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0.099" calcext:value-type="float">
            <text:p>0.09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alc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8.48" calcext:value-type="float">
            <text:p>-8.48</text:p>
          </table:table-cell>
          <table:table-cell table:style-name="ce19" office:value-type="string" calcext:value-type="string">
            <text:p>CaCO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29180" calcext:value-type="float">
            <text:p>-1129180</text:p>
          </table:table-cell>
          <table:table-cell table:style-name="ce19" office:value-type="float" office:value="-1207000" calcext:value-type="float">
            <text:p>-1207000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0.022" calcext:value-type="float">
            <text:p>0.022</text:p>
          </table:table-cell>
          <table:table-cell table:style-name="ce19" office:value-type="float" office:value="-2590000" calcext:value-type="float">
            <text:p>-259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Bruc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1.16" calcext:value-type="float">
            <text:p>-11.16</text:p>
          </table:table-cell>
          <table:table-cell table:style-name="ce19" office:value-type="string" calcext:value-type="string">
            <text:p>Mg(OH)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32230" calcext:value-type="float">
            <text:p>-832230</text:p>
          </table:table-cell>
          <table:table-cell table:style-name="ce19" office:value-type="float" office:value="-923000" calcext:value-type="float">
            <text:p>-92300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-2560000" calcext:value-type="float">
            <text:p>-256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l(OH)3(am)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string" calcext:value-type="string">
            <text:p>Al(OH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43210" calcext:value-type="float">
            <text:p>-1143210</text:p>
          </table:table-cell>
          <table:table-cell table:style-name="ce19" office:value-type="float" office:value="-1281000" calcext:value-type="float">
            <text:p>-128100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.2" calcext:value-type="float">
            <text:p>3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.191" calcext:value-type="float">
            <text:p>0.19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l2O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1.64" calcext:value-type="float">
            <text:p>1.64</text:p>
          </table:table-cell>
          <table:table-cell table:style-name="ce19" office:value-type="string" calcext:value-type="string">
            <text:p>Al2O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68260" calcext:value-type="float">
            <text:p>-1568260</text:p>
          </table:table-cell>
          <table:table-cell table:style-name="ce19" office:value-type="float" office:value="-1662000" calcext:value-type="float">
            <text:p>-166200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.6" calcext:value-type="float">
            <text:p>2.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-3510000" calcext:value-type="float">
            <text:p>-351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e(OH)3(mic)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.6" calcext:value-type="float">
            <text:p>-4.6</text:p>
          </table:table-cell>
          <table:table-cell table:style-name="ce19" office:value-type="string" calcext:value-type="string">
            <text:p>Fe(OH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11610" calcext:value-type="float">
            <text:p>-711610</text:p>
          </table:table-cell>
          <table:table-cell table:style-name="ce19" office:value-type="float" office:value="-844000" calcext:value-type="float">
            <text:p>-844000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0.052" calcext:value-type="float">
            <text:p>0.052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e2O3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14.08" calcext:value-type="float">
            <text:p>-14.08</text:p>
          </table:table-cell>
          <table:table-cell table:style-name="ce19" office:value-type="string" calcext:value-type="string">
            <text:p>Fe2O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739530" calcext:value-type="float">
            <text:p>-739530</text:p>
          </table:table-cell>
          <table:table-cell table:style-name="ce19" office:value-type="float" office:value="-821000" calcext:value-type="float">
            <text:p>-821000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0.078" calcext:value-type="float">
            <text:p>0.078</text:p>
          </table:table-cell>
          <table:table-cell table:style-name="ce19" office:value-type="float" office:value="-1490000" calcext:value-type="float">
            <text:p>-149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S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784.33" calcext:value-type="float">
            <text:p>-2784.33</text:p>
          </table:table-cell>
          <table:table-cell table:style-name="ce19" office:value-type="string" calcext:value-type="string">
            <text:p>(CaO)3(SiO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931000" calcext:value-type="float">
            <text:p>-2931000</text:p>
          </table:table-cell>
          <table:table-cell table:style-name="ce19" office:value-type="float" office:value="169000" calcext:value-type="float">
            <text:p>169000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36" calcext:value-type="float">
            <text:p>0.036</text:p>
          </table:table-cell>
          <table:table-cell table:style-name="ce19" office:value-type="float" office:value="-4250000" calcext:value-type="float">
            <text:p>-425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2S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2193.21" calcext:value-type="float">
            <text:p>-2193.21</text:p>
          </table:table-cell>
          <table:table-cell table:style-name="ce19" office:value-type="string" calcext:value-type="string">
            <text:p>(CaO)2(SiO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308000" calcext:value-type="float">
            <text:p>-2308000</text:p>
          </table:table-cell>
          <table:table-cell table:style-name="ce19" office:value-type="float" office:value="128000" calcext:value-type="float">
            <text:p>128000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5.2" calcext:value-type="float">
            <text:p>5.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37" calcext:value-type="float">
            <text:p>0.037</text:p>
          </table:table-cell>
          <table:table-cell table:style-name="ce19" office:value-type="float" office:value="-3030000" calcext:value-type="float">
            <text:p>-303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3A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3382.35" calcext:value-type="float">
            <text:p>-3382.35</text:p>
          </table:table-cell>
          <table:table-cell table:style-name="ce19" office:value-type="string" calcext:value-type="string">
            <text:p>(CaO)3(Al2O3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3561000" calcext:value-type="float">
            <text:p>-3561000</text:p>
          </table:table-cell>
          <table:table-cell table:style-name="ce19" office:value-type="float" office:value="205000" calcext:value-type="float">
            <text:p>205000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8.9" calcext:value-type="float">
            <text:p>8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19" calcext:value-type="float">
            <text:p>0.019</text:p>
          </table:table-cell>
          <table:table-cell table:style-name="ce19" office:value-type="float" office:value="-5060000" calcext:value-type="float">
            <text:p>-506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4AF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4786.5" calcext:value-type="float">
            <text:p>-4786.5</text:p>
          </table:table-cell>
          <table:table-cell table:style-name="ce19" office:value-type="string" calcext:value-type="string">
            <text:p>(CaO)4(Al2O3)(Fe2O3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080000" calcext:value-type="float">
            <text:p>-5080000</text:p>
          </table:table-cell>
          <table:table-cell table:style-name="ce19" office:value-type="float" office:value="326000" calcext:value-type="float">
            <text:p>326000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0.073" calcext:value-type="float">
            <text:p>0.07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39"/>
          <table:table-cell table:number-columns-repeated="768"/>
        </table:table-row>
        <table:table-row table:style-name="ro1" table:number-rows-repeated="65493">
          <table:table-cell table:style-name="ce19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lothenbach.$A$1" table:expression="#REF!"/>
          <table:named-expression table:name="Sheet_Title" table:base-cell-address="$lothenbach.$A$1" table:expression="&quot;lothenbach&quot;"/>
        </table:named-expressions>
      </table:table>
      <table:table table:name="WORK_logK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number-columns-repeated="2" table:default-cell-style-name="ce20"/>
        <table:table-column table:style-name="co16" table:default-cell-style-name="ce20"/>
        <table:table-column table:style-name="co4" table:number-columns-repeated="3" table:default-cell-style-name="ce20"/>
        <table:table-column table:style-name="co17" table:default-cell-style-name="ce20"/>
        <table:table-column table:style-name="co4" table:number-columns-repeated="8" table:default-cell-style-name="ce20"/>
        <table:table-column table:style-name="co18" table:default-cell-style-name="ce20"/>
        <table:table-column table:style-name="co4" table:number-columns-repeated="240" table:default-cell-style-name="ce20"/>
        <table:table-column table:style-name="co5" table:number-columns-repeated="768" table:default-cell-style-name="ce20"/>
        <table:table-row table:style-name="ro1">
          <table:table-cell table:style-name="ce5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SCFORM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PARAMETERS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3" office:value-type="string" calcext:value-type="string">
            <text:p>Afwillite <text:s text:c="5"/></text:p>
          </table:table-cell>
          <table:table-cell table:style-name="ce3"/>
          <table:table-cell table:style-name="ce3" office:value-type="string" calcext:value-type="string">
            <text:p>(CaO)3(SiO2)2(H2O)3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49.42" calcext:value-type="float">
            <text:p>-49.42</text:p>
          </table:table-cell>
          <table:table-cell table:style-name="ce3"/>
          <table:table-cell table:style-name="ce3" office:value-type="string" calcext:value-type="string">
            <text:p>Afwillite</text:p>
          </table:table-cell>
          <table:table-cell table:style-name="ce3" office:value-type="string" calcext:value-type="string">
            <text:p>Ca3Si2O4(OH)6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65.99163" calcext:value-type="float">
            <text:p>-65.99163</text:p>
          </table:table-cell>
          <table:table-cell table:style-name="ce5" office:value-type="float" office:value="-60.53235" calcext:value-type="float">
            <text:p>-60.53235</text:p>
          </table:table-cell>
          <table:table-cell table:style-name="ce3" office:value-type="float" office:value="-55.91757" calcext:value-type="float">
            <text:p>-55.91757</text:p>
          </table:table-cell>
          <table:table-cell table:style-name="ce3" office:value-type="float" office:value="-51.96554" calcext:value-type="float">
            <text:p>-51.96554</text:p>
          </table:table-cell>
          <table:table-cell table:style-name="ce3" office:value-type="float" office:value="-48.54307" calcext:value-type="float">
            <text:p>-48.54307</text:p>
          </table:table-cell>
          <table:table-cell table:style-name="ce3"/>
          <table:table-cell table:number-columns-repeated="2" table:style-name="ce5" office:value-type="string" calcext:value-type="string">
            <text:p>.NAM</text:p>
          </table:table-cell>
          <table:table-cell table:style-name="ce5" office:value-type="string" calcext:value-type="string">
            <text:p>H2O </text:p>
          </table:table-cell>
          <table:table-cell table:style-name="ce5" office:value-type="string" calcext:value-type="string">
            <text:p>CAO</text:p>
          </table:table-cell>
          <table:table-cell table:style-name="ce5" office:value-type="string" calcext:value-type="string">
            <text:p>SIO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ristobalite,alpha</text:p>
          </table:table-cell>
          <table:table-cell table:style-name="ce3" office:value-type="string" calcext:value-type="string">
            <text:p>SiO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3.45738" calcext:value-type="float">
            <text:p>3.45738</text:p>
          </table:table-cell>
          <table:table-cell table:style-name="ce3" office:value-type="float" office:value="3.18738" calcext:value-type="float">
            <text:p>3.18738</text:p>
          </table:table-cell>
          <table:table-cell table:style-name="ce3" office:value-type="float" office:value="2.95914" calcext:value-type="float">
            <text:p>2.95914</text:p>
          </table:table-cell>
          <table:table-cell table:style-name="ce3" office:value-type="float" office:value="2.76368" calcext:value-type="float">
            <text:p>2.76368</text:p>
          </table:table-cell>
          <table:table-cell table:style-name="ce3" office:value-type="float" office:value="2.59441" calcext:value-type="float">
            <text:p>2.59441</text:p>
          </table:table-cell>
          <table:table-cell table:style-name="ce3"/>
          <table:table-cell table:style-name="ce5" office:value-type="string" calcext:value-type="string">
            <text:p>Gyrolite <text:s text:c="6"/></text:p>
          </table:table-cell>
          <table:table-cell table:style-name="ce5" office:value-type="string" calcext:value-type="string">
            <text:p>Gyr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C–S–H0.8 <text:s text:c="6"/></text:p>
          </table:table-cell>
          <table:table-cell table:style-name="ce3"/>
          <table:table-cell table:style-name="ce3" office:value-type="string" calcext:value-type="string">
            <text:p>(CaO)4/5(SiO2)(H2O)3/2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1.05" calcext:value-type="float">
            <text:p>-11.05</text:p>
          </table:table-cell>
          <table:table-cell table:style-name="ce3" table:number-columns-repeated="10"/>
          <table:table-cell table:style-name="ce5" office:value-type="string" calcext:value-type="string">
            <text:p>Xonotlite <text:s text:c="5"/></text:p>
          </table:table-cell>
          <table:table-cell table:style-name="ce5" office:value-type="string" calcext:value-type="string">
            <text:p>Xo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C–S–H1.2 <text:s text:c="6"/></text:p>
          </table:table-cell>
          <table:table-cell table:style-name="ce3"/>
          <table:table-cell table:style-name="ce3" office:value-type="string" calcext:value-type="string">
            <text:p>(CaO)6/5(SiO2)(H2O)2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9.3" calcext:value-type="float">
            <text:p>-19.3</text:p>
          </table:table-cell>
          <table:table-cell table:style-name="ce3" table:number-columns-repeated="10"/>
          <table:table-cell table:style-name="ce5" office:value-type="string" calcext:value-type="string">
            <text:p>Tobermorite-14A</text:p>
          </table:table-cell>
          <table:table-cell table:style-name="ce5" office:value-type="string" calcext:value-type="string">
            <text:p>Tob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C–S–H1.6 <text:s text:c="6"/></text:p>
          </table:table-cell>
          <table:table-cell table:style-name="ce3"/>
          <table:table-cell table:style-name="ce3" office:value-type="string" calcext:value-type="string">
            <text:p>(CaO)8/5(SiO2)(H2O)13/10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28" calcext:value-type="float">
            <text:p>-28</text:p>
          </table:table-cell>
          <table:table-cell table:style-name="ce3" table:number-columns-repeated="10"/>
          <table:table-cell table:style-name="ce5" office:value-type="string" calcext:value-type="string">
            <text:p>Tobermorite-11A</text:p>
          </table:table-cell>
          <table:table-cell table:style-name="ce5" office:value-type="string" calcext:value-type="string">
            <text:p>Tob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Foshagite <text:s text:c="5"/></text:p>
          </table:table-cell>
          <table:table-cell table:style-name="ce3"/>
          <table:table-cell table:style-name="ce3" office:value-type="string" calcext:value-type="string">
            <text:p>(CaO)4(SiO2)3(H2O)3/2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65.96" calcext:value-type="float">
            <text:p>-65.96</text:p>
          </table:table-cell>
          <table:table-cell table:style-name="ce3" table:number-columns-repeated="10"/>
          <table:table-cell table:style-name="ce5" office:value-type="string" calcext:value-type="string">
            <text:p>Foshagite <text:s text:c="5"/></text:p>
          </table:table-cell>
          <table:table-cell table:style-name="ce5" office:value-type="string" calcext:value-type="string">
            <text:p>Fos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Gyrolite <text:s text:c="6"/></text:p>
          </table:table-cell>
          <table:table-cell table:style-name="ce3"/>
          <table:table-cell table:style-name="ce3" office:value-type="string" calcext:value-type="string">
            <text:p>(CaO)2(SiO2)3(H2O)5/2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22.34" calcext:value-type="float">
            <text:p>-22.34</text:p>
          </table:table-cell>
          <table:table-cell table:style-name="ce3"/>
          <table:table-cell table:style-name="ce3" office:value-type="string" calcext:value-type="string">
            <text:p>Gyrolite</text:p>
          </table:table-cell>
          <table:table-cell table:style-name="ce3" office:value-type="string" calcext:value-type="string">
            <text:p>(CaO)2(SiO2)3(H2O)5/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25.58691" calcext:value-type="float">
            <text:p>-25.58691</text:p>
          </table:table-cell>
          <table:table-cell table:style-name="ce5" office:value-type="float" office:value="-23.66685" calcext:value-type="float">
            <text:p>-23.66685</text:p>
          </table:table-cell>
          <table:table-cell table:style-name="ce3" office:value-type="float" office:value="-22.04381" calcext:value-type="float">
            <text:p>-22.04381</text:p>
          </table:table-cell>
          <table:table-cell table:style-name="ce3" office:value-type="float" office:value="-20.65387" calcext:value-type="float">
            <text:p>-20.65387</text:p>
          </table:table-cell>
          <table:table-cell table:style-name="ce3" office:value-type="float" office:value="-19.45017" calcext:value-type="float">
            <text:p>-19.45017</text:p>
          </table:table-cell>
          <table:table-cell table:style-name="ce3"/>
          <table:table-cell table:style-name="ce5" office:value-type="string" calcext:value-type="string">
            <text:p>Jennite <text:s text:c="7"/></text:p>
          </table:table-cell>
          <table:table-cell table:style-name="ce5" office:value-type="string" calcext:value-type="string">
            <text:p>Jen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Hillebrandite <text:s/></text:p>
          </table:table-cell>
          <table:table-cell table:style-name="ce3"/>
          <table:table-cell table:style-name="ce3" office:value-type="string" calcext:value-type="string">
            <text:p>(CaO)2(SiO2)(H2O)7/6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36.95" calcext:value-type="float">
            <text:p>-36.95</text:p>
          </table:table-cell>
          <table:table-cell table:style-name="ce3" table:number-columns-repeated="10"/>
          <table:table-cell table:style-name="ce5" office:value-type="string" calcext:value-type="string">
            <text:p>Afwillite <text:s text:c="5"/></text:p>
          </table:table-cell>
          <table:table-cell table:style-name="ce5" office:value-type="string" calcext:value-type="string">
            <text:p>Afw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Jaffeite <text:s text:c="6"/></text:p>
          </table:table-cell>
          <table:table-cell table:style-name="ce3"/>
          <table:table-cell table:style-name="ce3" office:value-type="string" calcext:value-type="string">
            <text:p>(CaO)6(SiO2)2(H2O)3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14.06" calcext:value-type="float">
            <text:p>-114.06</text:p>
          </table:table-cell>
          <table:table-cell table:style-name="ce3" table:number-columns-repeated="10"/>
          <table:table-cell table:style-name="ce5" office:value-type="string" calcext:value-type="string">
            <text:p>Hillebrandite <text:s/></text:p>
          </table:table-cell>
          <table:table-cell table:style-name="ce5" office:value-type="string" calcext:value-type="string">
            <text:p>Hil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Jennite <text:s text:c="7"/></text:p>
          </table:table-cell>
          <table:table-cell table:style-name="ce3"/>
          <table:table-cell table:style-name="ce3" office:value-type="string" calcext:value-type="string">
            <text:p>(CaO)9(SiO2)6(H2O)11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147.33" calcext:value-type="float">
            <text:p>-147.33</text:p>
          </table:table-cell>
          <table:table-cell table:style-name="ce3" table:number-columns-repeated="10"/>
          <table:table-cell table:style-name="ce5" office:value-type="string" calcext:value-type="string">
            <text:p>Truscottite <text:s text:c="3"/></text:p>
          </table:table-cell>
          <table:table-cell table:style-name="ce5" office:value-type="string" calcext:value-type="string">
            <text:p>Tru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office:value-type="string" calcext:value-type="string">
            <text:p>Okenite <text:s text:c="7"/></text:p>
          </table:table-cell>
          <table:table-cell table:style-name="ce3"/>
          <table:table-cell table:style-name="ce3" office:value-type="string" calcext:value-type="string">
            <text:p>(CaO)(SiO2)2(H2O)3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9.18" calcext:value-type="float">
            <text:p>-9.18</text:p>
          </table:table-cell>
          <table:table-cell table:style-name="ce3"/>
          <table:table-cell table:style-name="ce3" office:value-type="string" calcext:value-type="string">
            <text:p>Okenite</text:p>
          </table:table-cell>
          <table:table-cell table:style-name="ce3" office:value-type="string" calcext:value-type="string">
            <text:p>CaSi2O4(OH)2(H2O)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11.59279" calcext:value-type="float">
            <text:p>-11.59279</text:p>
          </table:table-cell>
          <table:table-cell table:style-name="ce5" office:value-type="float" office:value="-10.88541" calcext:value-type="float">
            <text:p>-10.88541</text:p>
          </table:table-cell>
          <table:table-cell table:style-name="ce3" office:value-type="float" office:value="-10.28746" calcext:value-type="float">
            <text:p>-10.28746</text:p>
          </table:table-cell>
          <table:table-cell table:style-name="ce3" office:value-type="float" office:value="-9.77539" calcext:value-type="float">
            <text:p>-9.77539</text:p>
          </table:table-cell>
          <table:table-cell table:style-name="ce3" office:value-type="float" office:value="-9.33193" calcext:value-type="float">
            <text:p>-9.33193</text:p>
          </table:table-cell>
          <table:table-cell table:style-name="ce3"/>
          <table:table-cell table:style-name="ce5" office:value-type="string" calcext:value-type="string">
            <text:p>Okenite <text:s text:c="7"/></text:p>
          </table:table-cell>
          <table:table-cell table:style-name="ce5" office:value-type="string" calcext:value-type="string">
            <text:p>Ok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number-columns-repeated="236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Portlandite</text:p>
          </table:table-cell>
          <table:table-cell table:style-name="ce3" office:value-type="string" calcext:value-type="string">
            <text:p>Ca(OH)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24.87963" calcext:value-type="float">
            <text:p>-24.87963</text:p>
          </table:table-cell>
          <table:table-cell table:style-name="ce3" office:value-type="float" office:value="-22.8" calcext:value-type="float">
            <text:p>-22.8</text:p>
          </table:table-cell>
          <table:table-cell table:style-name="ce3" office:value-type="float" office:value="-21.04207" calcext:value-type="float">
            <text:p>-21.04207</text:p>
          </table:table-cell>
          <table:table-cell table:style-name="ce3" office:value-type="float" office:value="-19.5366" calcext:value-type="float">
            <text:p>-19.5366</text:p>
          </table:table-cell>
          <table:table-cell table:style-name="ce3" office:value-type="float" office:value="-18.23286" calcext:value-type="float">
            <text:p>-18.23286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Quartz,alpha</text:p>
          </table:table-cell>
          <table:table-cell table:style-name="ce3" office:value-type="string" calcext:value-type="string">
            <text:p>SiO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4.07718" calcext:value-type="float">
            <text:p>4.07718</text:p>
          </table:table-cell>
          <table:table-cell table:style-name="ce3" office:value-type="float" office:value="3.74629" calcext:value-type="float">
            <text:p>3.74629</text:p>
          </table:table-cell>
          <table:table-cell table:style-name="ce3" office:value-type="float" office:value="3.46659" calcext:value-type="float">
            <text:p>3.46659</text:p>
          </table:table-cell>
          <table:table-cell table:style-name="ce3" office:value-type="float" office:value="3.22706" calcext:value-type="float">
            <text:p>3.22706</text:p>
          </table:table-cell>
          <table:table-cell table:style-name="ce3" office:value-type="float" office:value="3.01962" calcext:value-type="float">
            <text:p>3.01962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Tobermorite-11A</text:p>
          </table:table-cell>
          <table:table-cell table:style-name="ce3"/>
          <table:table-cell table:style-name="ce3" office:value-type="string" calcext:value-type="string">
            <text:p>(CaO)5(SiO2)6(H2O)11/2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65.58" calcext:value-type="float">
            <text:p>-65.58</text:p>
          </table:table-cell>
          <table:table-cell table:style-name="ce3"/>
          <table:table-cell table:style-name="ce3" office:value-type="string" calcext:value-type="string">
            <text:p>Tobermorite_11A</text:p>
          </table:table-cell>
          <table:table-cell table:style-name="ce3" office:value-type="string" calcext:value-type="string">
            <text:p>((Ca5Si6)2O23(OH)22)/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72.89864" calcext:value-type="float">
            <text:p>-72.89864</text:p>
          </table:table-cell>
          <table:table-cell table:style-name="ce5" office:value-type="float" office:value="-67.1178" calcext:value-type="float">
            <text:p>-67.1178</text:p>
          </table:table-cell>
          <table:table-cell table:style-name="ce3" office:value-type="float" office:value="-62.23119" calcext:value-type="float">
            <text:p>-62.23119</text:p>
          </table:table-cell>
          <table:table-cell table:style-name="ce3" office:value-type="float" office:value="-58.04638" calcext:value-type="float">
            <text:p>-58.04638</text:p>
          </table:table-cell>
          <table:table-cell table:style-name="ce3" office:value-type="float" office:value="-54.42231" calcext:value-type="float">
            <text:p>-54.42231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Tobermorite-14A</text:p>
          </table:table-cell>
          <table:table-cell table:style-name="ce3"/>
          <table:table-cell table:style-name="ce3" office:value-type="string" calcext:value-type="string">
            <text:p>(CaO)5(SiO2)6(H2O)21/2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62.94" calcext:value-type="float">
            <text:p>-62.94</text:p>
          </table:table-cell>
          <table:table-cell table:style-name="ce3"/>
          <table:table-cell table:style-name="ce3" office:value-type="string" calcext:value-type="string">
            <text:p>Tobermorite_14A</text:p>
          </table:table-cell>
          <table:table-cell table:style-name="ce3" office:value-type="string" calcext:value-type="string">
            <text:p>((Ca5Si6)2O13(OH)42)/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70.19781" calcext:value-type="float">
            <text:p>-70.19781</text:p>
          </table:table-cell>
          <table:table-cell table:style-name="ce5" office:value-type="float" office:value="-65.31395" calcext:value-type="float">
            <text:p>-65.31395</text:p>
          </table:table-cell>
          <table:table-cell table:style-name="ce3" office:value-type="float" office:value="-61.18558" calcext:value-type="float">
            <text:p>-61.18558</text:p>
          </table:table-cell>
          <table:table-cell table:style-name="ce3" office:value-type="float" office:value="-57.65011" calcext:value-type="float">
            <text:p>-57.65011</text:p>
          </table:table-cell>
          <table:table-cell table:style-name="ce3" office:value-type="float" office:value="-54.58837" calcext:value-type="float">
            <text:p>-54.58837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Truscottite <text:s text:c="3"/></text:p>
          </table:table-cell>
          <table:table-cell table:style-name="ce3"/>
          <table:table-cell table:style-name="ce3" office:value-type="string" calcext:value-type="string">
            <text:p>(CaO)7(SiO2)12(H2O)3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float" office:value="-77.08" calcext:value-type="float">
            <text:p>-77.08</text:p>
          </table:table-cell>
          <table:table-cell table:style-name="ce3"/>
          <table:table-cell table:style-name="ce3" office:value-type="string" calcext:value-type="string">
            <text:p>Tobermorite_9A</text:p>
          </table:table-cell>
          <table:table-cell table:style-name="ce3" office:value-type="string" calcext:value-type="string">
            <text:p>(CaO)5(SiO2)6(H2O)3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77.06929" calcext:value-type="float">
            <text:p>-77.06929</text:p>
          </table:table-cell>
          <table:table-cell table:style-name="ce3" office:value-type="float" office:value="-70.60354" calcext:value-type="float">
            <text:p>-70.60354</text:p>
          </table:table-cell>
          <table:table-cell table:style-name="ce3" office:value-type="float" office:value="-65.13799" calcext:value-type="float">
            <text:p>-65.13799</text:p>
          </table:table-cell>
          <table:table-cell table:style-name="ce3" office:value-type="float" office:value="-60.45737" calcext:value-type="float">
            <text:p>-60.45737</text:p>
          </table:table-cell>
          <table:table-cell table:style-name="ce3" office:value-type="float" office:value="-56.40393" calcext:value-type="float">
            <text:p>-56.40393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Wollastonite</text:p>
          </table:table-cell>
          <table:table-cell table:style-name="ce3" office:value-type="string" calcext:value-type="string">
            <text:p>CaSiO3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15.44191" calcext:value-type="float">
            <text:p>-15.44191</text:p>
          </table:table-cell>
          <table:table-cell table:style-name="ce3" office:value-type="float" office:value="-14.01735" calcext:value-type="float">
            <text:p>-14.01735</text:p>
          </table:table-cell>
          <table:table-cell table:style-name="ce3" office:value-type="float" office:value="-12.81315" calcext:value-type="float">
            <text:p>-12.81315</text:p>
          </table:table-cell>
          <table:table-cell table:style-name="ce3" office:value-type="float" office:value="-11.78189" calcext:value-type="float">
            <text:p>-11.78189</text:p>
          </table:table-cell>
          <table:table-cell table:style-name="ce3" office:value-type="float" office:value="-10.88881" calcext:value-type="float">
            <text:p>-10.88881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Xonotlite <text:s text:c="5"/></text:p>
          </table:table-cell>
          <table:table-cell table:style-name="ce3"/>
          <table:table-cell table:style-name="ce3" office:value-type="string" calcext:value-type="string">
            <text:p>(CaO)6(SiO2)6(H2O)</text:p>
          </table:table-cell>
          <table:table-cell table:style-name="ce3" office:value-type="string" calcext:value-type="string">
            <text:p>BLANC</text:p>
          </table:table-cell>
          <table:table-cell table:style-name="ce5" office:value-type="float" office:value="-91.34" calcext:value-type="float">
            <text:p>-91.34</text:p>
          </table:table-cell>
          <table:table-cell table:style-name="ce3"/>
          <table:table-cell table:style-name="ce3" office:value-type="string" calcext:value-type="string">
            <text:p>Xonotlite</text:p>
          </table:table-cell>
          <table:table-cell table:style-name="ce3" office:value-type="string" calcext:value-type="string">
            <text:p>Ca6Si6O17(OH)2</text:p>
          </table:table-cell>
          <table:table-cell table:style-name="ce3" office:value-type="string" calcext:value-type="string">
            <text:p>CTDP</text:p>
          </table:table-cell>
          <table:table-cell table:style-name="ce3" office:value-type="float" office:value="-102.48481" calcext:value-type="float">
            <text:p>-102.48481</text:p>
          </table:table-cell>
          <table:table-cell table:style-name="ce5" office:value-type="float" office:value="-93.36028" calcext:value-type="float">
            <text:p>-93.36028</text:p>
          </table:table-cell>
          <table:table-cell table:style-name="ce3" office:value-type="float" office:value="-85.64723" calcext:value-type="float">
            <text:p>-85.64723</text:p>
          </table:table-cell>
          <table:table-cell table:style-name="ce3" office:value-type="float" office:value="-79.04189" calcext:value-type="float">
            <text:p>-79.04189</text:p>
          </table:table-cell>
          <table:table-cell table:style-name="ce3" office:value-type="float" office:value="-73.32164" calcext:value-type="float">
            <text:p>-73.32164</text:p>
          </table:table-cell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table:number-columns-repeated="10"/>
          <table:table-cell table:style-name="ce5"/>
          <table:table-cell table:style-name="ce3" table:number-columns-repeated="245"/>
          <table:table-cell table:number-columns-repeated="768"/>
        </table:table-row>
        <table:table-row table:style-name="ro1" table:number-rows-repeated="65516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ORK_logK.$A$1" table:expression="#REF!"/>
          <table:named-expression table:name="Sheet_Title" table:base-cell-address="$WORK_logK.$A$1" table:expression="&quot;WORK_logK&quot;"/>
        </table:named-expressions>
      </table:table>
      <table:table table:name="blanc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number-columns-repeated="2" table:default-cell-style-name="ce20"/>
        <table:table-column table:style-name="co26" table:default-cell-style-name="ce20"/>
        <table:table-column table:style-name="co4" table:default-cell-style-name="ce20"/>
        <table:table-column table:style-name="co27" table:number-columns-repeated="2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11" table:default-cell-style-name="ce20"/>
        <table:table-column table:style-name="co4" table:number-columns-repeated="4" table:default-cell-style-name="ce20"/>
        <table:table-column table:style-name="co31" table:default-cell-style-name="ce20"/>
        <table:table-column table:style-name="co4" table:number-columns-repeated="234" table:default-cell-style-name="ce20"/>
        <table:table-column table:style-name="co5" table:number-columns-repeated="768" table:default-cell-style-name="ce20"/>
        <table:table-row table:style-name="ro1">
          <table:table-cell table:style-name="ce19" office:value-type="string" calcext:value-type="string">
            <text:p>SPECIES HSV.HKF</text:p>
          </table:table-cell>
          <table:table-cell table:style-name="ce19" table:number-columns-repeated="6"/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V_J/bar</text:p>
          </table:table-cell>
          <table:table-cell table:style-name="ce19" table:number-columns-repeated="245"/>
          <table:table-cell table:number-columns-repeated="768"/>
        </table:table-row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KIP</text:p>
          </table:table-cell>
          <table:table-cell table:style-name="ce5" office:value-type="string" calcext:value-type="string">
            <text:p>SCFORM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PARAMETERS</text:p>
          </table:table-cell>
          <table:table-cell table:style-name="ce5" table:number-columns-repeated="24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 <text:s text:c="6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3(H2O)5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550063" calcext:value-type="float">
            <text:p>-4550063</text:p>
          </table:table-cell>
          <table:table-cell table:style-name="ce19" office:value-type="float" office:value="-4917990" calcext:value-type="float">
            <text:p>-4917990</text:p>
          </table:table-cell>
          <table:table-cell table:style-name="ce19" office:value-type="float" office:value="309.32" calcext:value-type="float">
            <text:p>309.32</text:p>
          </table:table-cell>
          <table:table-cell table:style-name="ce19" office:value-type="float" office:value="13.734" calcext:value-type="float">
            <text:p>13.7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25.94" calcext:value-type="float">
            <text:p>325.9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6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465120" calcext:value-type="float">
            <text:p>-9465120</text:p>
          </table:table-cell>
          <table:table-cell table:style-name="ce19" office:value-type="float" office:value="-10022150" calcext:value-type="float">
            <text:p>-10022150</text:p>
          </table:table-cell>
          <table:table-cell table:style-name="ce19" office:value-type="float" office:value="573.74" calcext:value-type="float">
            <text:p>573.74</text:p>
          </table:table-cell>
          <table:table-cell table:style-name="ce19" office:value-type="float" office:value="25.69" calcext:value-type="float">
            <text:p>25.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28.64" calcext:value-type="float">
            <text:p>628.6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2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090120" calcext:value-type="float">
            <text:p>-11090120</text:p>
          </table:table-cell>
          <table:table-cell table:style-name="ce19" office:value-type="float" office:value="-12175150" calcext:value-type="float">
            <text:p>-12175150</text:p>
          </table:table-cell>
          <table:table-cell table:style-name="ce19" office:value-type="float" office:value="874.57" calcext:value-type="float">
            <text:p>874.57</text:p>
          </table:table-cell>
          <table:table-cell table:style-name="ce19" office:value-type="float" office:value="35.13" calcext:value-type="float">
            <text:p>35.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73.53" calcext:value-type="float">
            <text:p>973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1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889345" calcext:value-type="float">
            <text:p>-9889345</text:p>
          </table:table-cell>
          <table:table-cell table:style-name="ce19" office:value-type="float" office:value="-10680920" calcext:value-type="float">
            <text:p>-10680920</text:p>
          </table:table-cell>
          <table:table-cell table:style-name="ce19" office:value-type="float" office:value="692.55" calcext:value-type="float">
            <text:p>692.55</text:p>
          </table:table-cell>
          <table:table-cell table:style-name="ce19" office:value-type="float" office:value="28.619" calcext:value-type="float">
            <text:p>28.6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764.91" calcext:value-type="float">
            <text:p>764.9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oshag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(SiO2)3(H2O)3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643832" calcext:value-type="float">
            <text:p>-5643832</text:p>
          </table:table-cell>
          <table:table-cell table:style-name="ce19" office:value-type="float" office:value="-6032430" calcext:value-type="float">
            <text:p>-6032430</text:p>
          </table:table-cell>
          <table:table-cell table:style-name="ce19" office:value-type="float" office:value="295.07" calcext:value-type="float">
            <text:p>295.07</text:p>
          </table:table-cell>
          <table:table-cell table:style-name="ce19" office:value-type="float" office:value="16.066" calcext:value-type="float">
            <text:p>16.0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9.38" calcext:value-type="float">
            <text:p>309.3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ennite <text:s text:c="7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9(SiO2)6(H2O)11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886772" calcext:value-type="float">
            <text:p>-13886772</text:p>
          </table:table-cell>
          <table:table-cell table:style-name="ce19" office:value-type="float" office:value="-15189040" calcext:value-type="float">
            <text:p>-15189040</text:p>
          </table:table-cell>
          <table:table-cell table:style-name="ce19" office:value-type="float" office:value="839.25" calcext:value-type="float">
            <text:p>839.25</text:p>
          </table:table-cell>
          <table:table-cell table:style-name="ce19" office:value-type="float" office:value="45.64" calcext:value-type="float">
            <text:p>45.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33.21" calcext:value-type="float">
            <text:p>933.2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3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469061" calcext:value-type="float">
            <text:p>-4469061</text:p>
          </table:table-cell>
          <table:table-cell table:style-name="ce19" office:value-type="float" office:value="-4853820" calcext:value-type="float">
            <text:p>-4853820</text:p>
          </table:table-cell>
          <table:table-cell table:style-name="ce19" office:value-type="float" office:value="289.7" calcext:value-type="float">
            <text:p>289.7</text:p>
          </table:table-cell>
          <table:table-cell table:style-name="ce19" office:value-type="float" office:value="12.953" calcext:value-type="float">
            <text:p>12.9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3.55" calcext:value-type="float">
            <text:p>303.55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illebrandite <text:s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(H2O)7/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1381" calcext:value-type="float">
            <text:p>-2481381</text:p>
          </table:table-cell>
          <table:table-cell table:style-name="ce19" office:value-type="float" office:value="-2662480" calcext:value-type="float">
            <text:p>-2662480</text:p>
          </table:table-cell>
          <table:table-cell table:style-name="ce19" office:value-type="float" office:value="177.8" calcext:value-type="float">
            <text:p>177.8</text:p>
          </table:table-cell>
          <table:table-cell table:style-name="ce19" office:value-type="float" office:value="7.258" calcext:value-type="float">
            <text:p>7.25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7.46" calcext:value-type="float">
            <text:p>177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8/5(SiO2)(H2O)258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550860" calcext:value-type="float">
            <text:p>-2550860</text:p>
          </table:table-cell>
          <table:table-cell table:style-name="ce19" office:value-type="float" office:value="-2819790" calcext:value-type="float">
            <text:p>-2819790</text:p>
          </table:table-cell>
          <table:table-cell table:style-name="ce19" office:value-type="float" office:value="154.42" calcext:value-type="float">
            <text:p>154.42</text:p>
          </table:table-cell>
          <table:table-cell table:style-name="ce19" office:value-type="float" office:value="8.468" calcext:value-type="float">
            <text:p>8.4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1.28" calcext:value-type="float">
            <text:p>191.2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/5(SiO2)(H2O)206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161230" calcext:value-type="float">
            <text:p>-2161230</text:p>
          </table:table-cell>
          <table:table-cell table:style-name="ce19" office:value-type="float" office:value="-2384340" calcext:value-type="float">
            <text:p>-2384340</text:p>
          </table:table-cell>
          <table:table-cell table:style-name="ce19" office:value-type="float" office:value="129.14" calcext:value-type="float">
            <text:p>129.14</text:p>
          </table:table-cell>
          <table:table-cell table:style-name="ce19" office:value-type="float" office:value="7.195" calcext:value-type="float">
            <text:p>7.1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69.97" calcext:value-type="float">
            <text:p>169.9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/5(SiO2)(H2O)154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69030" calcext:value-type="float">
            <text:p>-1769030</text:p>
          </table:table-cell>
          <table:table-cell table:style-name="ce19" office:value-type="float" office:value="-1945130" calcext:value-type="float">
            <text:p>-1945130</text:p>
          </table:table-cell>
          <table:table-cell table:style-name="ce19" office:value-type="float" office:value="107.85" calcext:value-type="float">
            <text:p>107.85</text:p>
          </table:table-cell>
          <table:table-cell table:style-name="ce19" office:value-type="float" office:value="5.929" calcext:value-type="float">
            <text:p>5.9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36.53" calcext:value-type="float">
            <text:p>136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 <text:s text:c="3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7(SiO2)1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80400" calcext:value-type="float">
            <text:p>-15280400</text:p>
          </table:table-cell>
          <table:table-cell table:style-name="ce19" office:value-type="float" office:value="-16854620" calcext:value-type="float">
            <text:p>-16854620</text:p>
          </table:table-cell>
          <table:table-cell table:style-name="ce19" office:value-type="float" office:value="927.68" calcext:value-type="float">
            <text:p>927.68</text:p>
          </table:table-cell>
          <table:table-cell table:style-name="ce19" office:value-type="float" office:value="47.873" calcext:value-type="float">
            <text:p>47.8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034.1" calcext:value-type="float">
            <text:p>1034.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Okenite <text:s text:c="7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5700" calcext:value-type="float">
            <text:p>-3135700</text:p>
          </table:table-cell>
          <table:table-cell table:style-name="ce19" office:value-type="float" office:value="206.75" calcext:value-type="float">
            <text:p>206.75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7" calcext:value-type="float">
            <text:p>210.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Okenite2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9260" calcext:value-type="float">
            <text:p>-3139260</text:p>
          </table:table-cell>
          <table:table-cell table:style-name="ce19" office:value-type="float" office:value="194.81" calcext:value-type="float">
            <text:p>194.81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07" calcext:value-type="float">
            <text:p>210.0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2SH,alph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49120" calcext:value-type="float">
            <text:p>-2449120</text:p>
          </table:table-cell>
          <table:table-cell table:style-name="ce19" office:value-type="float" office:value="-2634920" calcext:value-type="float">
            <text:p>-2634920</text:p>
          </table:table-cell>
          <table:table-cell table:style-name="ce19" office:value-type="float" office:value="122.38" calcext:value-type="float">
            <text:p>122.38</text:p>
          </table:table-cell>
          <table:table-cell table:style-name="ce19" office:value-type="float" office:value="7.112" calcext:value-type="float">
            <text:p>7.1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88" calcext:value-type="float">
            <text:p>111.8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affeite <text:s text:c="6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69940" calcext:value-type="float">
            <text:p>-6469940</text:p>
          </table:table-cell>
          <table:table-cell table:style-name="ce19" office:value-type="float" office:value="-6972770" calcext:value-type="float">
            <text:p>-6972770</text:p>
          </table:table-cell>
          <table:table-cell table:style-name="ce19" office:value-type="float" office:value="326.19" calcext:value-type="float">
            <text:p>326.19</text:p>
          </table:table-cell>
          <table:table-cell table:style-name="ce19" office:value-type="float" office:value="17.438" calcext:value-type="float">
            <text:p>17.4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44.9" calcext:value-type="float">
            <text:p>344.9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44837" calcext:value-type="float">
            <text:p>-1544837</text:p>
          </table:table-cell>
          <table:table-cell table:style-name="ce19" office:value-type="float" office:value="-1630145" calcext:value-type="float">
            <text:p>-1630145</text:p>
          </table:table-cell>
          <table:table-cell table:style-name="ce19" office:value-type="float" office:value="82.01" calcext:value-type="float">
            <text:p>82.01</text:p>
          </table:table-cell>
          <table:table-cell table:style-name="ce19" office:value-type="float" office:value="3.993" calcext:value-type="float">
            <text:p>3.9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46" calcext:value-type="float">
            <text:p>111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6887" calcext:value-type="float">
            <text:p>-896887</text:p>
          </table:table-cell>
          <table:table-cell table:style-name="ce19" office:value-type="float" office:value="-984553" calcext:value-type="float">
            <text:p>-984553</text:p>
          </table:table-cell>
          <table:table-cell table:style-name="ce19" office:value-type="float" office:value="83.39" calcext:value-type="float">
            <text:p>83.39</text:p>
          </table:table-cell>
          <table:table-cell table:style-name="ce19" office:value-type="float" office:value="3.3056" calcext:value-type="float">
            <text:p>3.30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9.26" calcext:value-type="float">
            <text:p>89.26</text:p>
          </table:table-cell>
          <table:table-cell table:style-name="ce19" office:value-type="float" office:value="-1035000" calcext:value-type="float">
            <text:p>-1035000</text:p>
          </table:table-cell>
          <table:table-cell table:style-name="ce19" table:number-columns-repeated="241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56281" calcext:value-type="float">
            <text:p>-856281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44" calcext:value-type="float">
            <text:p>41.44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9.62" calcext:value-type="float">
            <text:p>39.62</text:p>
          </table:table-cell>
          <table:table-cell table:style-name="ce19" office:value-type="float" office:value="-745000" calcext:value-type="float">
            <text:p>-745000</text:p>
          </table:table-cell>
          <table:table-cell table:style-name="ce19" table:number-columns-repeated="241"/>
          <table:table-cell table:number-columns-repeated="768"/>
        </table:table-row>
        <table:table-row table:style-name="ro1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3(H2O)5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550060" calcext:value-type="float">
            <text:p>-4550060</text:p>
          </table:table-cell>
          <table:table-cell table:style-name="ce19" office:value-type="float" office:value="-4917990" calcext:value-type="float">
            <text:p>-4917990</text:p>
          </table:table-cell>
          <table:table-cell table:style-name="ce19" office:value-type="float" office:value="309.32" calcext:value-type="float">
            <text:p>309.32</text:p>
          </table:table-cell>
          <table:table-cell table:style-name="ce19" office:value-type="float" office:value="137.34" calcext:value-type="float">
            <text:p>137.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25.94" calcext:value-type="float">
            <text:p>325.9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6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465120" calcext:value-type="float">
            <text:p>-9465120</text:p>
          </table:table-cell>
          <table:table-cell table:style-name="ce19" office:value-type="float" office:value="-10022150" calcext:value-type="float">
            <text:p>-10022150</text:p>
          </table:table-cell>
          <table:table-cell table:style-name="ce19" office:value-type="float" office:value="573.74" calcext:value-type="float">
            <text:p>573.74</text:p>
          </table:table-cell>
          <table:table-cell table:style-name="ce19" office:value-type="float" office:value="256.9" calcext:value-type="float">
            <text:p>256.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28.64" calcext:value-type="float">
            <text:p>628.64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2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090120" calcext:value-type="float">
            <text:p>-11090120</text:p>
          </table:table-cell>
          <table:table-cell table:style-name="ce19" office:value-type="float" office:value="-12175150" calcext:value-type="float">
            <text:p>-12175150</text:p>
          </table:table-cell>
          <table:table-cell table:style-name="ce19" office:value-type="float" office:value="874.57" calcext:value-type="float">
            <text:p>874.57</text:p>
          </table:table-cell>
          <table:table-cell table:style-name="ce19" office:value-type="float" office:value="351.3" calcext:value-type="float">
            <text:p>351.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73.53" calcext:value-type="float">
            <text:p>973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1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889250" calcext:value-type="float">
            <text:p>-9889250</text:p>
          </table:table-cell>
          <table:table-cell table:style-name="ce19" office:value-type="float" office:value="-10680920" calcext:value-type="float">
            <text:p>-10680920</text:p>
          </table:table-cell>
          <table:table-cell table:style-name="ce19" office:value-type="float" office:value="692.55" calcext:value-type="float">
            <text:p>692.55</text:p>
          </table:table-cell>
          <table:table-cell table:style-name="ce19" office:value-type="float" office:value="286.19" calcext:value-type="float">
            <text:p>286.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764.91" calcext:value-type="float">
            <text:p>764.9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oshag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(SiO2)3(H2O)3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643830" calcext:value-type="float">
            <text:p>-5643830</text:p>
          </table:table-cell>
          <table:table-cell table:style-name="ce19" office:value-type="float" office:value="-6032430" calcext:value-type="float">
            <text:p>-6032430</text:p>
          </table:table-cell>
          <table:table-cell table:style-name="ce19" office:value-type="float" office:value="295.07" calcext:value-type="float">
            <text:p>295.07</text:p>
          </table:table-cell>
          <table:table-cell table:style-name="ce19" office:value-type="float" office:value="160.66" calcext:value-type="float">
            <text:p>160.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9.38" calcext:value-type="float">
            <text:p>309.3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enn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9(SiO2)6(H2O)11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886770" calcext:value-type="float">
            <text:p>-13886770</text:p>
          </table:table-cell>
          <table:table-cell table:style-name="ce19" office:value-type="float" office:value="-15189040" calcext:value-type="float">
            <text:p>-15189040</text:p>
          </table:table-cell>
          <table:table-cell table:style-name="ce19" office:value-type="float" office:value="839.25" calcext:value-type="float">
            <text:p>839.25</text:p>
          </table:table-cell>
          <table:table-cell table:style-name="ce19" office:value-type="float" office:value="456.4" calcext:value-type="float">
            <text:p>456.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33.21" calcext:value-type="float">
            <text:p>933.2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3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4469060" calcext:value-type="float">
            <text:p>-4469060</text:p>
          </table:table-cell>
          <table:table-cell table:style-name="ce19" office:value-type="float" office:value="-4853820" calcext:value-type="float">
            <text:p>-4853820</text:p>
          </table:table-cell>
          <table:table-cell table:style-name="ce19" office:value-type="float" office:value="289.7" calcext:value-type="float">
            <text:p>289.7</text:p>
          </table:table-cell>
          <table:table-cell table:style-name="ce19" office:value-type="float" office:value="129.53" calcext:value-type="float">
            <text:p>129.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3.55" calcext:value-type="float">
            <text:p>303.55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illebrand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(H2O)7/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1950" calcext:value-type="float">
            <text:p>-2481950</text:p>
          </table:table-cell>
          <table:table-cell table:style-name="ce19" office:value-type="float" office:value="-2662480" calcext:value-type="float">
            <text:p>-2662480</text:p>
          </table:table-cell>
          <table:table-cell table:style-name="ce19" office:value-type="float" office:value="179.71" calcext:value-type="float">
            <text:p>179.71</text:p>
          </table:table-cell>
          <table:table-cell table:style-name="ce19" office:value-type="float" office:value="72.58" calcext:value-type="float">
            <text:p>72.5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7.46" calcext:value-type="float">
            <text:p>177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8/5(SiO2)(H2O)258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550860" calcext:value-type="float">
            <text:p>-2550860</text:p>
          </table:table-cell>
          <table:table-cell table:style-name="ce19" office:value-type="float" office:value="-2819790" calcext:value-type="float">
            <text:p>-2819790</text:p>
          </table:table-cell>
          <table:table-cell table:style-name="ce19" office:value-type="float" office:value="154.42" calcext:value-type="float">
            <text:p>154.42</text:p>
          </table:table-cell>
          <table:table-cell table:style-name="ce19" office:value-type="float" office:value="84.68" calcext:value-type="float">
            <text:p>84.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0.1" calcext:value-type="float">
            <text:p>190.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/5(SiO2)(H2O)206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161230" calcext:value-type="float">
            <text:p>-2161230</text:p>
          </table:table-cell>
          <table:table-cell table:style-name="ce19" office:value-type="float" office:value="-2384340" calcext:value-type="float">
            <text:p>-2384340</text:p>
          </table:table-cell>
          <table:table-cell table:style-name="ce19" office:value-type="float" office:value="129.14" calcext:value-type="float">
            <text:p>129.14</text:p>
          </table:table-cell>
          <table:table-cell table:style-name="ce19" office:value-type="float" office:value="71.95" calcext:value-type="float">
            <text:p>71.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62.13" calcext:value-type="float">
            <text:p>162.1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/5(SiO2)(H2O)154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69030" calcext:value-type="float">
            <text:p>-1769030</text:p>
          </table:table-cell>
          <table:table-cell table:style-name="ce19" office:value-type="float" office:value="-1945130" calcext:value-type="float">
            <text:p>-1945130</text:p>
          </table:table-cell>
          <table:table-cell table:style-name="ce19" office:value-type="float" office:value="107.85" calcext:value-type="float">
            <text:p>107.85</text:p>
          </table:table-cell>
          <table:table-cell table:style-name="ce19" office:value-type="float" office:value="59.29" calcext:value-type="float">
            <text:p>59.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38.38" calcext:value-type="float">
            <text:p>138.3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7(SiO2)1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80400" calcext:value-type="float">
            <text:p>-15280400</text:p>
          </table:table-cell>
          <table:table-cell table:style-name="ce19" office:value-type="float" office:value="-16854620" calcext:value-type="float">
            <text:p>-16854620</text:p>
          </table:table-cell>
          <table:table-cell table:style-name="ce19" office:value-type="float" office:value="927.68" calcext:value-type="float">
            <text:p>927.68</text:p>
          </table:table-cell>
          <table:table-cell table:style-name="ce19" office:value-type="float" office:value="478.73" calcext:value-type="float">
            <text:p>478.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034.1" calcext:value-type="float">
            <text:p>1034.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Oken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20" calcext:value-type="float">
            <text:p>-2881720</text:p>
          </table:table-cell>
          <table:table-cell table:style-name="ce19" office:value-type="float" office:value="-3135700" calcext:value-type="float">
            <text:p>-3135700</text:p>
          </table:table-cell>
          <table:table-cell table:style-name="ce19" office:value-type="float" office:value="208.52" calcext:value-type="float">
            <text:p>208.52</text:p>
          </table:table-cell>
          <table:table-cell table:style-name="ce19" office:value-type="float" office:value="94.77" calcext:value-type="float">
            <text:p>94.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07" calcext:value-type="float">
            <text:p>210.0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2SH,alph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49120" calcext:value-type="float">
            <text:p>-2449120</text:p>
          </table:table-cell>
          <table:table-cell table:style-name="ce19" office:value-type="float" office:value="-2634920" calcext:value-type="float">
            <text:p>-2634920</text:p>
          </table:table-cell>
          <table:table-cell table:style-name="ce19" office:value-type="float" office:value="122.38" calcext:value-type="float">
            <text:p>122.38</text:p>
          </table:table-cell>
          <table:table-cell table:style-name="ce19" office:value-type="float" office:value="71.12" calcext:value-type="float">
            <text:p>71.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88" calcext:value-type="float">
            <text:p>111.8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affe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69940" calcext:value-type="float">
            <text:p>-6469940</text:p>
          </table:table-cell>
          <table:table-cell table:style-name="ce19" office:value-type="float" office:value="-6972770" calcext:value-type="float">
            <text:p>-6972770</text:p>
          </table:table-cell>
          <table:table-cell table:style-name="ce19" office:value-type="float" office:value="326.19" calcext:value-type="float">
            <text:p>326.19</text:p>
          </table:table-cell>
          <table:table-cell table:style-name="ce19" office:value-type="float" office:value="174.38" calcext:value-type="float">
            <text:p>174.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44.9" calcext:value-type="float">
            <text:p>344.9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TWQDEC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46" calcext:value-type="float">
            <text:p>41.46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0.01199" calcext:value-type="float">
            <text:p>80.01199</text:p>
          </table:table-cell>
          <table:table-cell table:style-name="ce19" office:value-type="float" office:value="-240.276" calcext:value-type="float">
            <text:p>-240.276</text:p>
          </table:table-cell>
          <table:table-cell table:style-name="ce19" office:value-type="float" office:value="-3546684" calcext:value-type="float">
            <text:p>-3546684</text:p>
          </table:table-cell>
          <table:table-cell table:style-name="ce19"/>
          <table:table-cell table:style-name="ce19" office:value-type="string" calcext:value-type="string">
            <text:p>_</text:p>
          </table:table-cell>
          <table:table-cell table:style-name="ce19" table:number-columns-repeated="238"/>
          <table:table-cell table:number-columns-repeated="768"/>
        </table:table-row>
        <table:table-row table:style-name="ro1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SKIP</text:p>
          </table:table-cell>
          <table:table-cell table:style-name="ce19" office:value-type="string" calcext:value-type="string">
            <text:p>ECFORM</text:p>
          </table:table-cell>
          <table:table-cell table:style-name="ce19" office:value-type="string" calcext:value-type="string">
            <text:p>MODEL</text:p>
          </table:table-cell>
          <table:table-cell table:style-name="ce19" office:value-type="string" calcext:value-type="string">
            <text:p>PARAMETERS</text:p>
          </table:table-cell>
          <table:table-cell table:style-name="ce19" table:number-columns-repeated="24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50)SI(60)O(225)H(11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6654421" calcext:value-type="float">
            <text:p>-106654421</text:p>
          </table:table-cell>
          <table:table-cell table:style-name="ce19" office:value-type="float" office:value="4777.9" calcext:value-type="float">
            <text:p>4777.9</text:p>
          </table:table-cell>
          <table:table-cell table:style-name="ce19" office:value-type="float" office:value="283.6" calcext:value-type="float">
            <text:p>283.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4134.76" calcext:value-type="float">
            <text:p>14134.76</text:p>
          </table:table-cell>
          <table:table-cell table:style-name="ce19" office:value-type="float" office:value="-110347" calcext:value-type="float">
            <text:p>-110347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50)SI(60)O(275)H(21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21806700" calcext:value-type="float">
            <text:p>-121806700</text:p>
          </table:table-cell>
          <table:table-cell table:style-name="ce19" office:value-type="float" office:value="8081.4" calcext:value-type="float">
            <text:p>8081.4</text:p>
          </table:table-cell>
          <table:table-cell table:style-name="ce19" office:value-type="float" office:value="351.3" calcext:value-type="float">
            <text:p>351.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451.26" calcext:value-type="float">
            <text:p>19451.26</text:p>
          </table:table-cell>
          <table:table-cell table:style-name="ce19" office:value-type="float" office:value="-172508" calcext:value-type="float">
            <text:p>-172508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20)SI(30)O(105)H(5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3017205" calcext:value-type="float">
            <text:p>-43017205</text:p>
          </table:table-cell>
          <table:table-cell table:style-name="ce19" office:value-type="float" office:value="3093.175" calcext:value-type="float">
            <text:p>3093.175</text:p>
          </table:table-cell>
          <table:table-cell table:style-name="ce19" office:value-type="float" office:value="274.7" calcext:value-type="float">
            <text:p>274.7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499.58" calcext:value-type="float">
            <text:p>6499.58</text:p>
          </table:table-cell>
          <table:table-cell table:style-name="ce19" office:value-type="float" office:value="-50884" calcext:value-type="float">
            <text:p>-50884</text:p>
          </table:table-cell>
          <table:table-cell table:style-name="ce19" office:value-type="float" office:value="-75856800" calcext:value-type="float">
            <text:p>-758568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80)SI(100)O(434)H(308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94513000" calcext:value-type="float">
            <text:p>-194513000</text:p>
          </table:table-cell>
          <table:table-cell table:style-name="ce19" office:value-type="float" office:value="10785.8" calcext:value-type="float">
            <text:p>10785.8</text:p>
          </table:table-cell>
          <table:table-cell table:style-name="ce19" office:value-type="float" office:value="592.9" calcext:value-type="float">
            <text:p>59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9984.52" calcext:value-type="float">
            <text:p>29984.52</text:p>
          </table:table-cell>
          <table:table-cell table:style-name="ce19" office:value-type="float" office:value="-260618.08" calcext:value-type="float">
            <text:p>-260618.08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20)SI(100)O(526)H(41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38434000" calcext:value-type="float">
            <text:p>-238434000</text:p>
          </table:table-cell>
          <table:table-cell table:style-name="ce19" office:value-type="float" office:value="12914" calcext:value-type="float">
            <text:p>12914</text:p>
          </table:table-cell>
          <table:table-cell table:style-name="ce19" office:value-type="float" office:value="719.5" calcext:value-type="float">
            <text:p>719.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7929.48" calcext:value-type="float">
            <text:p>37929.48</text:p>
          </table:table-cell>
          <table:table-cell table:style-name="ce19" office:value-type="float" office:value="-334717.12" calcext:value-type="float">
            <text:p>-334717.12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60)SI(100)O(618)H(51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81979000" calcext:value-type="float">
            <text:p>-281979000</text:p>
          </table:table-cell>
          <table:table-cell table:style-name="ce19" office:value-type="float" office:value="15442" calcext:value-type="float">
            <text:p>15442</text:p>
          </table:table-cell>
          <table:table-cell table:style-name="ce19" office:value-type="float" office:value="846.8" calcext:value-type="float">
            <text:p>846.8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5874.44" calcext:value-type="float">
            <text:p>45874.44</text:p>
          </table:table-cell>
          <table:table-cell table:style-name="ce19" office:value-type="float" office:value="-408816.16" calcext:value-type="float">
            <text:p>-408816.16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5" calcext:value-type="float">
            <text:p>41.5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1.145" calcext:value-type="float">
            <text:p>81.145</text:p>
          </table:table-cell>
          <table:table-cell table:style-name="ce19" office:value-type="float" office:value="-698.5" calcext:value-type="float">
            <text:p>-698.5</text:p>
          </table:table-cell>
          <table:table-cell table:style-name="ce19" office:value-type="float" office:value="-181000" calcext:value-type="float">
            <text:p>-181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1828" calcext:value-type="float">
            <text:p>0.01828</text:p>
          </table:table-cell>
          <table:table-cell table:style-name="ce19" office:value-type="float" office:value="0.000005406" calcext:value-type="float">
            <text:p>0.00000540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M-SILIC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1397.543" calcext:value-type="float">
            <text:p>-911397.543</text:p>
          </table:table-cell>
          <table:table-cell table:style-name="ce19" office:value-type="float" office:value="39.368" calcext:value-type="float">
            <text:p>39.368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130000" calcext:value-type="float">
            <text:p>-11300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34" calcext:value-type="float">
            <text:p>0.03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)O(2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6)SI(6)O(19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097165.55" calcext:value-type="float">
            <text:p>-10097165.55</text:p>
          </table:table-cell>
          <table:table-cell table:style-name="ce19" office:value-type="float" office:value="529.08" calcext:value-type="float">
            <text:p>529.08</text:p>
          </table:table-cell>
          <table:table-cell table:style-name="ce19" office:value-type="float" office:value="26.42" calcext:value-type="float">
            <text:p>26.4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95.386" calcext:value-type="float">
            <text:p>995.386</text:p>
          </table:table-cell>
          <table:table-cell table:style-name="ce19" office:value-type="float" office:value="-5676.5" calcext:value-type="float">
            <text:p>-5676.5</text:p>
          </table:table-cell>
          <table:table-cell table:style-name="ce19" office:value-type="float" office:value="15171360" calcext:value-type="float">
            <text:p>1517136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3)SI(2)O(10)H(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882337.2" calcext:value-type="float">
            <text:p>-4882337.2</text:p>
          </table:table-cell>
          <table:table-cell table:style-name="ce19" office:value-type="float" office:value="289.695" calcext:value-type="float">
            <text:p>289.695</text:p>
          </table:table-cell>
          <table:table-cell table:style-name="ce19" office:value-type="float" office:value="12.95" calcext:value-type="float">
            <text:p>12.9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75.737" calcext:value-type="float">
            <text:p>675.737</text:p>
          </table:table-cell>
          <table:table-cell table:style-name="ce19" office:value-type="float" office:value="-5443.71" calcext:value-type="float">
            <text:p>-5443.71</text:p>
          </table:table-cell>
          <table:table-cell table:style-name="ce19" office:value-type="float" office:value="-5057120" calcext:value-type="float">
            <text:p>-505712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7)SI(12)O(34)H(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929317.84" calcext:value-type="float">
            <text:p>-16929317.84</text:p>
          </table:table-cell>
          <table:table-cell table:style-name="ce19" office:value-type="float" office:value="853.203" calcext:value-type="float">
            <text:p>853.203</text:p>
          </table:table-cell>
          <table:table-cell table:style-name="ce19" office:value-type="float" office:value="46.51" calcext:value-type="float">
            <text:p>46.51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95.127" calcext:value-type="float">
            <text:p>1795.127</text:p>
          </table:table-cell>
          <table:table-cell table:style-name="ce19" office:value-type="float" office:value="-11414.77" calcext:value-type="float">
            <text:p>-11414.77</text:p>
          </table:table-cell>
          <table:table-cell table:style-name="ce19" office:value-type="float" office:value="-30342720" calcext:value-type="float">
            <text:p>-3034272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)SI(1)O(3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34800" calcext:value-type="float">
            <text:p>-1634800</text:p>
          </table:table-cell>
          <table:table-cell table:style-name="ce19" office:value-type="float" office:value="81.7" calcext:value-type="float">
            <text:p>81.7</text:p>
          </table:table-cell>
          <table:table-cell table:style-name="ce19" office:value-type="float" office:value="3.99" calcext:value-type="float">
            <text:p>3.9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00.78" calcext:value-type="float">
            <text:p>200.78</text:p>
          </table:table-cell>
          <table:table-cell table:style-name="ce19" office:value-type="float" office:value="-1826" calcext:value-type="float">
            <text:p>-1826</text:p>
          </table:table-cell>
          <table:table-cell table:style-name="ce19" office:value-type="float" office:value="-157900" calcext:value-type="float">
            <text:p>-15790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2589" calcext:value-type="float">
            <text:p>-0.02589</text:p>
          </table:table-cell>
          <table:table-cell table:style-name="ce19" office:value-type="float" office:value="0.000007434" calcext:value-type="float">
            <text:p>0.00000743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 table:number-rows-repeated="3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LOTH2008</text:p>
          </table:table-cell>
          <table:table-cell table:style-name="ce19" office:value-type="float" office:value="-5.2" calcext:value-type="float">
            <text:p>-5.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7010" calcext:value-type="float">
            <text:p>-897010</text:p>
          </table:table-cell>
          <table:table-cell table:style-name="ce19" office:value-type="float" office:value="-985000" calcext:value-type="float">
            <text:p>-985000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.3" calcext:value-type="float">
            <text:p>3.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-0.022" calcext:value-type="float">
            <text:p>-0.022</text:p>
          </table:table-cell>
          <table:table-cell table:style-name="ce19" office:value-type="string" calcext:value-type="string">
            <text:p>_</text:p>
          </table:table-cell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A(1)O(2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office:value-type="float" office:value="-1600" calcext:value-type="float">
            <text:p>-160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 table:number-rows-repeated="65476">
          <table:table-cell table:style-name="ce19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lanc.$A$1" table:expression="#REF!"/>
          <table:named-expression table:name="Sheet_Title" table:base-cell-address="$blanc.$A$1" table:expression="&quot;blanc&quot;"/>
        </table:named-expressions>
      </table:table>
      <table:table table:name="blanc_data" table:style-name="ta6">
        <office:forms form:automatic-focus="false" form:apply-design-mode="false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Crystalline CS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kenite</text:p>
          </table:table-cell>
          <table:table-cell office:value-type="string" calcext:value-type="string">
            <text:p>CaSi2O4(OH)2.H2O</text:p>
          </table:table-cell>
          <table:table-cell table:number-columns-repeated="4"/>
          <table:table-cell office:value-type="string" calcext:value-type="string">
            <text:p>CaSi2O4(OH)2·H2O+2H++1H2O=Ca+++2H4SiO4</text:p>
          </table:table-cell>
        </table:table-row>
        <table:table-row table:style-name="ro1">
          <table:table-cell/>
          <table:table-cell office:value-type="string" calcext:value-type="string">
            <text:p>Gyrolite</text:p>
          </table:table-cell>
          <table:table-cell office:value-type="string" calcext:value-type="string">
            <text:p>Ca2Si3O7(OH)2.2H2O</text:p>
          </table:table-cell>
          <table:table-cell table:number-columns-repeated="4"/>
          <table:table-cell office:value-type="string" calcext:value-type="string">
            <text:p>Ca2Si3O7(OH)·2H2O+4H++1.5H2O=2Ca+++3H4SiO4</text:p>
          </table:table-cell>
        </table:table-row>
        <table:table-row table:style-name="ro1">
          <table:table-cell/>
          <table:table-cell office:value-type="string" calcext:value-type="string">
            <text:p>Tobermorite-11</text:p>
          </table:table-cell>
          <table:table-cell office:value-type="string" calcext:value-type="string">
            <text:p>Ca5Si6(OH)O16.5.5H2O</text:p>
          </table:table-cell>
          <table:table-cell table:number-columns-repeated="4"/>
          <table:table-cell office:value-type="string" calcext:value-type="string">
            <text:p>Ca5Si6(OH)O16.5·5H2O+10H++1.5H2O=5Ca+++6H4SiO4</text:p>
          </table:table-cell>
        </table:table-row>
        <table:table-row table:style-name="ro1">
          <table:table-cell/>
          <table:table-cell office:value-type="string" calcext:value-type="string">
            <text:p>Tobermorite-14</text:p>
          </table:table-cell>
          <table:table-cell office:value-type="string" calcext:value-type="string">
            <text:p>Ca5Si6(OH)O16.5.10H2O</text:p>
          </table:table-cell>
          <table:table-cell table:number-columns-repeated="4"/>
          <table:table-cell office:value-type="string" calcext:value-type="string">
            <text:p>Ca5Si6(OH)O16.5·10H2O+10H+=5Ca+++3.5H2O+6H4SiO4</text:p>
          </table:table-cell>
        </table:table-row>
        <table:table-row table:style-name="ro1">
          <table:table-cell/>
          <table:table-cell office:value-type="string" calcext:value-type="string">
            <text:p>Jennite</text:p>
          </table:table-cell>
          <table:table-cell office:value-type="string" calcext:value-type="string">
            <text:p>Ca9Si6O16(OH)10.6(H2O)</text:p>
          </table:table-cell>
          <table:table-cell table:number-columns-repeated="4"/>
          <table:table-cell office:value-type="string" calcext:value-type="string">
            <text:p>Ca9Si6O16(OH)10·6(H2O)+18H+=9Ca+++8H2O+6H4SiO4</text:p>
          </table:table-cell>
        </table:table-row>
        <table:table-row table:style-name="ro1">
          <table:table-cell/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table:number-columns-repeated="4"/>
          <table:table-cell office:value-type="string" calcext:value-type="string">
            <text:p>Ca6Si6O17(OH)2+12H++5H2O=6Ca+++6H4SiO4</text:p>
          </table:table-cell>
        </table:table-row>
        <table:table-row table:style-name="ro1">
          <table:table-cell/>
          <table:table-cell office:value-type="string" calcext:value-type="string">
            <text:p>Foshagite</text:p>
          </table:table-cell>
          <table:table-cell office:value-type="string" calcext:value-type="string">
            <text:p>Ca4Si3O9(OH)2.0.5H2O</text:p>
          </table:table-cell>
          <table:table-cell table:number-columns-repeated="4"/>
          <table:table-cell office:value-type="string" calcext:value-type="string">
            <text:p>Ca4Si3O9(OH)2·0.5H2O+8H++0.5H2O=4Ca+++3H4SiO4</text:p>
          </table:table-cell>
        </table:table-row>
        <table:table-row table:style-name="ro1">
          <table:table-cell/>
          <table:table-cell office:value-type="string" calcext:value-type="string">
            <text:p>Afwillite</text:p>
          </table:table-cell>
          <table:table-cell office:value-type="string" calcext:value-type="string">
            <text:p>Ca3Si2O6(OH)2.2H2O</text:p>
          </table:table-cell>
          <table:table-cell table:number-columns-repeated="4"/>
          <table:table-cell office:value-type="string" calcext:value-type="string">
            <text:p>Ca3Si2O6(OH)2·2H2O+6H+=3Ca+++2H2O+2H4SiO4</text:p>
          </table:table-cell>
        </table:table-row>
        <table:table-row table:style-name="ro1">
          <table:table-cell/>
          <table:table-cell office:value-type="string" calcext:value-type="string">
            <text:p>Hillebrandite</text:p>
          </table:table-cell>
          <table:table-cell office:value-type="string" calcext:value-type="string">
            <text:p>Ca2SiO3(OH)2.0.17H2O</text:p>
          </table:table-cell>
          <table:table-cell table:number-columns-repeated="4"/>
          <table:table-cell office:value-type="string" calcext:value-type="string">
            <text:p>Ca2SiO3(OH)2·0.17H2O+4H+=2Ca+++1.17H2O+H4SiO4</text:p>
          </table:table-cell>
        </table:table-row>
        <table:table-row table:style-name="ro1">
          <table:table-cell/>
          <table:table-cell office:value-type="string" calcext:value-type="string">
            <text:p>Truscottite</text:p>
          </table:table-cell>
          <table:table-cell office:value-type="string" calcext:value-type="string">
            <text:p>Ca7Si12O29(OH)4.H2O</text:p>
          </table:table-cell>
          <table:table-cell table:number-columns-repeated="4"/>
          <table:table-cell office:value-type="string" calcext:value-type="string">
            <text:p>Ca7Si12O29(OH)4·H2O+14H++14H2O=7Ca+++12H4SiO4</text:p>
          </table:table-cell>
        </table:table-row>
        <table:table-row table:style-name="ro1">
          <table:table-cell/>
          <table:table-cell office:value-type="string" calcext:value-type="string">
            <text:p>C2SH,α</text:p>
          </table:table-cell>
          <table:table-cell office:value-type="string" calcext:value-type="string">
            <text:p>Ca2(HSiO4)(OH)</text:p>
          </table:table-cell>
          <table:table-cell table:number-columns-repeated="4"/>
          <table:table-cell office:value-type="string" calcext:value-type="string">
            <text:p>Ca2(HSiO4)(OH)+4H+=2Ca+++H2O+H4SiO4</text:p>
          </table:table-cell>
        </table:table-row>
        <table:table-row table:style-name="ro1">
          <table:table-cell/>
          <table:table-cell office:value-type="string" calcext:value-type="string">
            <text:p>Jaffeite</text:p>
          </table:table-cell>
          <table:table-cell office:value-type="string" calcext:value-type="string">
            <text:p>Ca6(Si2O7)(OH)6</text:p>
          </table:table-cell>
          <table:table-cell table:number-columns-repeated="4"/>
          <table:table-cell office:value-type="string" calcext:value-type="string">
            <text:p>Ca6(Si2O7)(OH)6+12H+=6Ca+++5H2O+2H4SiO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nocrystalline CS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–S–H1.6</text:p>
          </table:table-cell>
          <table:table-cell office:value-type="string" calcext:value-type="string">
            <text:p>Ca1.6SiO3.6(OH)1.54.1.81H2O</text:p>
          </table:table-cell>
          <table:table-cell table:number-columns-repeated="4"/>
          <table:table-cell office:value-type="string" calcext:value-type="string">
            <text:p>Ca1.6SiO3.6(OH)1.54·1.81H2O+3.2H+=1.6Ca+++2.18H2O+H4SiO4</text:p>
          </table:table-cell>
        </table:table-row>
        <table:table-row table:style-name="ro1">
          <table:table-cell/>
          <table:table-cell office:value-type="string" calcext:value-type="string">
            <text:p>C–S–H1.2</text:p>
          </table:table-cell>
          <table:table-cell office:value-type="string" calcext:value-type="string">
            <text:p>Ca1.2SiO3.2(OH)1.08.1.52H2O</text:p>
          </table:table-cell>
          <table:table-cell table:number-columns-repeated="4"/>
          <table:table-cell office:value-type="string" calcext:value-type="string">
            <text:p>Ca1.2SiO3.2(OH)1.08·1.52H2O+2.4H+=1.2Ca+++1.26H2O+H4SiO4</text:p>
          </table:table-cell>
        </table:table-row>
        <table:table-row table:style-name="ro1">
          <table:table-cell/>
          <table:table-cell office:value-type="string" calcext:value-type="string">
            <text:p>C–S–H0.8</text:p>
          </table:table-cell>
          <table:table-cell office:value-type="string" calcext:value-type="string">
            <text:p>Ca0.8SiO2.8(OH)0.6.1.24H2O</text:p>
          </table:table-cell>
          <table:table-cell table:number-columns-repeated="4"/>
          <table:table-cell office:value-type="string" calcext:value-type="string">
            <text:p>Ca0.8SiO2.8(OH)0.6·1.24H2O+1.6H+=0.8Ca+++0.34H2O+H4SiO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string" calcext:value-type="string">
            <text:p>Ca(OH)2+2H+=Ca+++2H2O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LogK(298)</text:p>
          </table:table-cell>
          <table:table-cell office:value-type="string" calcext:value-type="string">
            <text:p>ΔfG0Pr,Tr</text:p>
          </table:table-cell>
          <table:table-cell office:value-type="string" calcext:value-type="string">
            <text:p>ΔfH0Pr,Tr</text:p>
          </table:table-cell>
          <table:table-cell office:value-type="string" calcext:value-type="string">
            <text:p>S0Pr,Tr</text:p>
          </table:table-cell>
          <table:table-cell office:value-type="string" calcext:value-type="string">
            <text:p>Cp(298)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Joule</text:p>
          </table:table-cell>
          <table:table-cell table:number-columns-repeated="2" office:value-type="string" calcext:value-type="string">
            <text:p>Joule</text:p>
          </table:table-cell>
          <table:table-cell office:value-type="string" calcext:value-type="string">
            <text:p>cm3</text:p>
          </table:table-cell>
          <table:table-cell/>
        </table:table-row>
        <table:table-row table:style-name="ro1">
          <table:table-cell table:style-name="ce9" office:value-type="string" calcext:value-type="string">
            <text:p>! Crystalline-C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rolite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−4550.06</text:p>
          </table:table-cell>
          <table:table-cell office:value-type="string" calcext:value-type="string">
            <text:p>−4917.99</text:p>
          </table:table-cell>
          <table:table-cell office:value-type="float" office:value="309.32" calcext:value-type="float">
            <text:p>309.32</text:p>
          </table:table-cell>
          <table:table-cell office:value-type="float" office:value="325.94" calcext:value-type="float">
            <text:p>325.94</text:p>
          </table:table-cell>
          <table:table-cell office:value-type="float" office:value="137.34" calcext:value-type="float">
            <text:p>137.34</text:p>
          </table:table-cell>
          <table:table-cell/>
        </table:table-row>
        <table:table-row table:style-name="ro1">
          <table:table-cell office:value-type="string" calcext:value-type="string">
            <text:p>Xonotlite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−9465.12</text:p>
          </table:table-cell>
          <table:table-cell office:value-type="string" calcext:value-type="string">
            <text:p>−10022.15</text:p>
          </table:table-cell>
          <table:table-cell office:value-type="float" office:value="573.74" calcext:value-type="float">
            <text:p>573.74</text:p>
          </table:table-cell>
          <table:table-cell office:value-type="float" office:value="628.64" calcext:value-type="float">
            <text:p>628.64</text:p>
          </table:table-cell>
          <table:table-cell office:value-type="float" office:value="256.9" calcext:value-type="float">
            <text:p>256.9</text:p>
          </table:table-cell>
          <table:table-cell/>
        </table:table-row>
        <table:table-row table:style-name="ro1">
          <table:table-cell office:value-type="string" calcext:value-type="string">
            <text:p>Tobermorite-14A</text:p>
          </table:table-cell>
          <table:table-cell office:value-type="float" office:value="62.94" calcext:value-type="float">
            <text:p>62.94</text:p>
          </table:table-cell>
          <table:table-cell office:value-type="string" calcext:value-type="string">
            <text:p>−11090.12</text:p>
          </table:table-cell>
          <table:table-cell office:value-type="string" calcext:value-type="string">
            <text:p>−12175.15</text:p>
          </table:table-cell>
          <table:table-cell office:value-type="float" office:value="874.57" calcext:value-type="float">
            <text:p>874.57</text:p>
          </table:table-cell>
          <table:table-cell office:value-type="float" office:value="973.53" calcext:value-type="float">
            <text:p>973.53</text:p>
          </table:table-cell>
          <table:table-cell office:value-type="float" office:value="351.3" calcext:value-type="float">
            <text:p>351.3</text:p>
          </table:table-cell>
          <table:table-cell/>
        </table:table-row>
        <table:table-row table:style-name="ro1">
          <table:table-cell office:value-type="string" calcext:value-type="string">
            <text:p>Tobermorite-11A</text:p>
          </table:table-cell>
          <table:table-cell office:value-type="float" office:value="65.58" calcext:value-type="float">
            <text:p>65.58</text:p>
          </table:table-cell>
          <table:table-cell office:value-type="string" calcext:value-type="string">
            <text:p>−9889.25</text:p>
          </table:table-cell>
          <table:table-cell office:value-type="string" calcext:value-type="string">
            <text:p>−10680.92</text:p>
          </table:table-cell>
          <table:table-cell office:value-type="float" office:value="692.55" calcext:value-type="float">
            <text:p>692.55</text:p>
          </table:table-cell>
          <table:table-cell office:value-type="float" office:value="764.91" calcext:value-type="float">
            <text:p>764.91</text:p>
          </table:table-cell>
          <table:table-cell office:value-type="float" office:value="286.19" calcext:value-type="float">
            <text:p>286.19</text:p>
          </table:table-cell>
          <table:table-cell/>
        </table:table-row>
        <table:table-row table:style-name="ro1">
          <table:table-cell office:value-type="string" calcext:value-type="string">
            <text:p>Foshagite</text:p>
          </table:table-cell>
          <table:table-cell office:value-type="float" office:value="65.96" calcext:value-type="float">
            <text:p>65.96</text:p>
          </table:table-cell>
          <table:table-cell office:value-type="string" calcext:value-type="string">
            <text:p>−5643.83</text:p>
          </table:table-cell>
          <table:table-cell office:value-type="string" calcext:value-type="string">
            <text:p>−6032.43</text:p>
          </table:table-cell>
          <table:table-cell office:value-type="float" office:value="295.07" calcext:value-type="float">
            <text:p>295.07</text:p>
          </table:table-cell>
          <table:table-cell office:value-type="float" office:value="309.38" calcext:value-type="float">
            <text:p>309.38</text:p>
          </table:table-cell>
          <table:table-cell office:value-type="float" office:value="160.66" calcext:value-type="float">
            <text:p>160.66</text:p>
          </table:table-cell>
          <table:table-cell/>
        </table:table-row>
        <table:table-row table:style-name="ro1">
          <table:table-cell office:value-type="string" calcext:value-type="string">
            <text:p>Jennite</text:p>
          </table:table-cell>
          <table:table-cell office:value-type="float" office:value="147.33" calcext:value-type="float">
            <text:p>147.33</text:p>
          </table:table-cell>
          <table:table-cell office:value-type="string" calcext:value-type="string">
            <text:p>−13,886.77</text:p>
          </table:table-cell>
          <table:table-cell office:value-type="string" calcext:value-type="string">
            <text:p>−15,189.04</text:p>
          </table:table-cell>
          <table:table-cell office:value-type="float" office:value="839.25" calcext:value-type="float">
            <text:p>839.25</text:p>
          </table:table-cell>
          <table:table-cell office:value-type="float" office:value="933.21" calcext:value-type="float">
            <text:p>933.21</text:p>
          </table:table-cell>
          <table:table-cell office:value-type="float" office:value="456.4" calcext:value-type="float">
            <text:p>456.4</text:p>
          </table:table-cell>
          <table:table-cell/>
        </table:table-row>
        <table:table-row table:style-name="ro1">
          <table:table-cell office:value-type="string" calcext:value-type="string">
            <text:p>Afwillite</text:p>
          </table:table-cell>
          <table:table-cell office:value-type="float" office:value="49.42" calcext:value-type="float">
            <text:p>49.42</text:p>
          </table:table-cell>
          <table:table-cell office:value-type="string" calcext:value-type="string">
            <text:p>−4469.06</text:p>
          </table:table-cell>
          <table:table-cell office:value-type="string" calcext:value-type="string">
            <text:p>−4853.82</text:p>
          </table:table-cell>
          <table:table-cell office:value-type="float" office:value="289.7" calcext:value-type="float">
            <text:p>289.7</text:p>
          </table:table-cell>
          <table:table-cell office:value-type="float" office:value="303.55" calcext:value-type="float">
            <text:p>303.55</text:p>
          </table:table-cell>
          <table:table-cell office:value-type="float" office:value="129.53" calcext:value-type="float">
            <text:p>129.53</text:p>
          </table:table-cell>
          <table:table-cell/>
        </table:table-row>
        <table:table-row table:style-name="ro1">
          <table:table-cell office:value-type="string" calcext:value-type="string">
            <text:p>Hillebrandite</text:p>
          </table:table-cell>
          <table:table-cell office:value-type="float" office:value="36.95" calcext:value-type="float">
            <text:p>36.95</text:p>
          </table:table-cell>
          <table:table-cell office:value-type="string" calcext:value-type="string">
            <text:p>−2481.95</text:p>
          </table:table-cell>
          <table:table-cell office:value-type="string" calcext:value-type="string">
            <text:p>−2662.48</text:p>
          </table:table-cell>
          <table:table-cell office:value-type="float" office:value="179.71" calcext:value-type="float">
            <text:p>179.71</text:p>
          </table:table-cell>
          <table:table-cell office:value-type="float" office:value="177.46" calcext:value-type="float">
            <text:p>177.46</text:p>
          </table:table-cell>
          <table:table-cell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 calcext:value-type="string">
            <text:p>! Nanocrystalline-C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–S–H1.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−2550.86</text:p>
          </table:table-cell>
          <table:table-cell office:value-type="string" calcext:value-type="string">
            <text:p>−2819.79</text:p>
          </table:table-cell>
          <table:table-cell office:value-type="float" office:value="154.42" calcext:value-type="float">
            <text:p>154.42</text:p>
          </table:table-cell>
          <table:table-cell office:value-type="float" office:value="190.1" calcext:value-type="float">
            <text:p>190.1</text:p>
          </table:table-cell>
          <table:table-cell office:value-type="float" office:value="84.68" calcext:value-type="float">
            <text:p>84.68</text:p>
          </table:table-cell>
          <table:table-cell/>
        </table:table-row>
        <table:table-row table:style-name="ro1">
          <table:table-cell office:value-type="string" calcext:value-type="string">
            <text:p>C–S–H1.2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−2161.23</text:p>
          </table:table-cell>
          <table:table-cell office:value-type="string" calcext:value-type="string">
            <text:p>−2384.34</text:p>
          </table:table-cell>
          <table:table-cell office:value-type="float" office:value="129.14" calcext:value-type="float">
            <text:p>129.14</text:p>
          </table:table-cell>
          <table:table-cell office:value-type="float" office:value="162.13" calcext:value-type="float">
            <text:p>162.13</text:p>
          </table:table-cell>
          <table:table-cell office:value-type="float" office:value="71.95" calcext:value-type="float">
            <text:p>71.95</text:p>
          </table:table-cell>
          <table:table-cell/>
        </table:table-row>
        <table:table-row table:style-name="ro1">
          <table:table-cell office:value-type="string" calcext:value-type="string">
            <text:p>C–S–H0.8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−1769.03</text:p>
          </table:table-cell>
          <table:table-cell office:value-type="string" calcext:value-type="string">
            <text:p>−1945.13</text:p>
          </table:table-cell>
          <table:table-cell office:value-type="float" office:value="107.85" calcext:value-type="float">
            <text:p>107.85</text:p>
          </table:table-cell>
          <table:table-cell office:value-type="float" office:value="138.38" calcext:value-type="float">
            <text:p>138.38</text:p>
          </table:table-cell>
          <table:table-cell office:value-type="float" office:value="59.29" calcext:value-type="float">
            <text:p>59.2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 calcext:value-type="string">
            <text:p>! Crystalline-C–S–H-properties-estimated-in-this-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scottite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−15280.40</text:p>
          </table:table-cell>
          <table:table-cell office:value-type="string" calcext:value-type="string">
            <text:p>−16854.62</text:p>
          </table:table-cell>
          <table:table-cell office:value-type="float" office:value="927.68" calcext:value-type="float">
            <text:p>927.68</text:p>
          </table:table-cell>
          <table:table-cell office:value-type="float" office:value="1034.1" calcext:value-type="float">
            <text:p>1034.1</text:p>
          </table:table-cell>
          <table:table-cell office:value-type="float" office:value="478.73" calcext:value-type="float">
            <text:p>478.73</text:p>
          </table:table-cell>
          <table:table-cell/>
        </table:table-row>
        <table:table-row table:style-name="ro1">
          <table:table-cell office:value-type="string" calcext:value-type="string">
            <text:p>Okenite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−2881.72</text:p>
          </table:table-cell>
          <table:table-cell office:value-type="string" calcext:value-type="string">
            <text:p>−3135.70</text:p>
          </table:table-cell>
          <table:table-cell office:value-type="float" office:value="208.52" calcext:value-type="float">
            <text:p>208.52</text:p>
          </table:table-cell>
          <table:table-cell office:value-type="float" office:value="210.07" calcext:value-type="float">
            <text:p>210.07</text:p>
          </table:table-cell>
          <table:table-cell office:value-type="float" office:value="94.77" calcext:value-type="float">
            <text:p>94.77</text:p>
          </table:table-cell>
          <table:table-cell/>
        </table:table-row>
        <table:table-row table:style-name="ro1">
          <table:table-cell office:value-type="string" calcext:value-type="string">
            <text:p>C2SH,α</text:p>
          </table:table-cell>
          <table:table-cell office:value-type="float" office:value="35.54" calcext:value-type="float">
            <text:p>35.54</text:p>
          </table:table-cell>
          <table:table-cell office:value-type="string" calcext:value-type="string">
            <text:p>−2449.12</text:p>
          </table:table-cell>
          <table:table-cell office:value-type="string" calcext:value-type="string">
            <text:p>−2634.92</text:p>
          </table:table-cell>
          <table:table-cell office:value-type="float" office:value="122.38" calcext:value-type="float">
            <text:p>122.38</text:p>
          </table:table-cell>
          <table:table-cell office:value-type="float" office:value="111.88" calcext:value-type="float">
            <text:p>111.88</text:p>
          </table:table-cell>
          <table:table-cell office:value-type="float" office:value="71.12" calcext:value-type="float">
            <text:p>71.12</text:p>
          </table:table-cell>
          <table:table-cell/>
        </table:table-row>
        <table:table-row table:style-name="ro1">
          <table:table-cell office:value-type="string" calcext:value-type="string">
            <text:p>Jaffeite</text:p>
          </table:table-cell>
          <table:table-cell office:value-type="float" office:value="114.06" calcext:value-type="float">
            <text:p>114.06</text:p>
          </table:table-cell>
          <table:table-cell office:value-type="string" calcext:value-type="string">
            <text:p>−6469.94</text:p>
          </table:table-cell>
          <table:table-cell office:value-type="string" calcext:value-type="string">
            <text:p>−6972.77</text:p>
          </table:table-cell>
          <table:table-cell office:value-type="float" office:value="326.19" calcext:value-type="float">
            <text:p>326.19</text:p>
          </table:table-cell>
          <table:table-cell office:value-type="float" office:value="344.9" calcext:value-type="float">
            <text:p>344.9</text:p>
          </table:table-cell>
          <table:table-cell office:value-type="float" office:value="174.38" calcext:value-type="float">
            <text:p>174.38</text:p>
          </table:table-cell>
          <table:table-cell/>
        </table:table-row>
      </table:table>
      <table:table table:name="thr_twq_csh_min2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0"/>
        <table:table-column table:style-name="co32" table:default-cell-style-name="ce20"/>
        <table:table-column table:style-name="co4" table:number-columns-repeated="2" table:default-cell-style-name="ce20"/>
        <table:table-column table:style-name="co33" table:default-cell-style-name="ce20"/>
        <table:table-column table:style-name="co4" table:number-columns-repeated="2" table:default-cell-style-name="ce20"/>
        <table:table-column table:style-name="co34" table:default-cell-style-name="ce20"/>
        <table:table-column table:style-name="co35" table:default-cell-style-name="ce20"/>
        <table:table-column table:style-name="co4" table:number-columns-repeated="4" table:default-cell-style-name="ce20"/>
        <table:table-column table:style-name="co36" table:default-cell-style-name="ce20"/>
        <table:table-column table:style-name="co29" table:default-cell-style-name="ce20"/>
        <table:table-column table:style-name="co30" table:default-cell-style-name="ce20"/>
        <table:table-column table:style-name="co11" table:default-cell-style-name="ce20"/>
        <table:table-column table:style-name="co4" table:number-columns-repeated="4" table:default-cell-style-name="ce20"/>
        <table:table-column table:style-name="co31" table:default-cell-style-name="ce20"/>
        <table:table-column table:style-name="co4" table:number-columns-repeated="234" table:default-cell-style-name="ce20"/>
        <table:table-column table:style-name="co5" table:number-columns-repeated="768" table:default-cell-style-name="ce20"/>
        <table:table-row table:style-name="ro1">
          <table:table-cell table:style-name="ce19" office:value-type="string" calcext:value-type="string">
            <text:p>thr_twq_csh_min2_line</text:p>
          </table:table-cell>
          <table:table-cell table:style-name="ce19" table:number-columns-repeated="12"/>
          <table:table-cell table:style-name="ce19" office:value-type="string" calcext:value-type="string">
            <text:p>K1= T**0 <text:s text:c="3"/>K4= T**-0.5 <text:s text:c="5"/>K3= T**-2 <text:s text:c="5"/>K8= T**-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table:number-columns-repeated="8"/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V_J/bar</text:p>
          </table:table-cell>
          <table:table-cell table:style-name="ce19" table:number-columns-repeated="2"/>
          <table:table-cell table:style-name="ce19" office:value-type="string" calcext:value-type="string">
            <text:p>K1</text:p>
          </table:table-cell>
          <table:table-cell table:style-name="ce19" office:value-type="string" calcext:value-type="string">
            <text:p>K4</text:p>
          </table:table-cell>
          <table:table-cell table:style-name="ce19" office:value-type="string" calcext:value-type="string">
            <text:p>K3</text:p>
          </table:table-cell>
          <table:table-cell table:style-name="ce19" office:value-type="string" calcext:value-type="string">
            <text:p>K8</text:p>
          </table:table-cell>
          <table:table-cell table:style-name="ce19" table:number-columns-repeated="239"/>
          <table:table-cell table:number-columns-repeated="768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SKIP</text:p>
          </table:table-cell>
          <table:table-cell table:style-name="ce19" office:value-type="string" calcext:value-type="string">
            <text:p>ECFORM</text:p>
          </table:table-cell>
          <table:table-cell table:style-name="ce19" office:value-type="string" calcext:value-type="string">
            <text:p>MODEL</text:p>
          </table:table-cell>
          <table:table-cell table:style-name="ce19" office:value-type="string" calcext:value-type="string">
            <text:p>PARAMETERS</text:p>
          </table:table-cell>
          <table:table-cell table:style-name="ce19" table:number-columns-repeated="249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FWIL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string" calcext:value-type="string">
            <text:p>CA(3)SI(2)O(10)H(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882337.2" calcext:value-type="float">
            <text:p>-4882337.2</text:p>
          </table:table-cell>
          <table:table-cell table:style-name="ce19" office:value-type="float" office:value="289.695" calcext:value-type="float">
            <text:p>289.695</text:p>
          </table:table-cell>
          <table:table-cell table:style-name="ce19" office:value-type="float" office:value="12.95" calcext:value-type="float">
            <text:p>12.9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75.737" calcext:value-type="float">
            <text:p>675.737</text:p>
          </table:table-cell>
          <table:table-cell table:style-name="ce19" office:value-type="float" office:value="-5443.71" calcext:value-type="float">
            <text:p>-5443.71</text:p>
          </table:table-cell>
          <table:table-cell table:style-name="ce19" office:value-type="float" office:value="-5057120" calcext:value-type="float">
            <text:p>-5057120</text:p>
          </table:table-cell>
          <table:table-cell table:style-name="ce19" office:value-type="float" office:value="718819000" calcext:value-type="float">
            <text:p>718819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AM-SILIC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1397.543" calcext:value-type="float">
            <text:p>-911397.543</text:p>
          </table:table-cell>
          <table:table-cell table:style-name="ce19" office:value-type="float" office:value="39.368" calcext:value-type="float">
            <text:p>39.368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130000" calcext:value-type="float">
            <text:p>-1130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34" calcext:value-type="float">
            <text:p>0.03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13659" calcext:value-type="float">
            <text:p>13659</text:p>
          </table:table-cell>
          <table:table-cell table:style-name="ce19" office:value-type="string" calcext:value-type="string">
            <text:p>CA(80)SI(100)O(434)H(308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94513000" calcext:value-type="float">
            <text:p>-194513000</text:p>
          </table:table-cell>
          <table:table-cell table:style-name="ce19" office:value-type="float" office:value="10785.8" calcext:value-type="float">
            <text:p>10785.8</text:p>
          </table:table-cell>
          <table:table-cell table:style-name="ce19" office:value-type="float" office:value="592.9" calcext:value-type="float">
            <text:p>592.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9984.52" calcext:value-type="float">
            <text:p>29984.52</text:p>
          </table:table-cell>
          <table:table-cell table:style-name="ce19" office:value-type="float" office:value="-260618.08" calcext:value-type="float">
            <text:p>-260618.08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 office:value-type="float" office:value="42847972000" calcext:value-type="float">
            <text:p>42847972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17348" calcext:value-type="float">
            <text:p>17348</text:p>
          </table:table-cell>
          <table:table-cell table:style-name="ce19" office:value-type="string" calcext:value-type="string">
            <text:p>CA(120)SI(100)O(526)H(41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38434000" calcext:value-type="float">
            <text:p>-238434000</text:p>
          </table:table-cell>
          <table:table-cell table:style-name="ce19" office:value-type="float" office:value="12914" calcext:value-type="float">
            <text:p>12914</text:p>
          </table:table-cell>
          <table:table-cell table:style-name="ce19" office:value-type="float" office:value="719.5" calcext:value-type="float">
            <text:p>719.5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7929.48" calcext:value-type="float">
            <text:p>37929.48</text:p>
          </table:table-cell>
          <table:table-cell table:style-name="ce19" office:value-type="float" office:value="-334717.12" calcext:value-type="float">
            <text:p>-334717.12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 office:value-type="float" office:value="43820908000" calcext:value-type="float">
            <text:p>43820908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21038" calcext:value-type="float">
            <text:p>21038</text:p>
          </table:table-cell>
          <table:table-cell table:style-name="ce19" office:value-type="string" calcext:value-type="string">
            <text:p>CA(160)SI(100)O(618)H(51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281979000" calcext:value-type="float">
            <text:p>-281979000</text:p>
          </table:table-cell>
          <table:table-cell table:style-name="ce19" office:value-type="float" office:value="15442" calcext:value-type="float">
            <text:p>15442</text:p>
          </table:table-cell>
          <table:table-cell table:style-name="ce19" office:value-type="float" office:value="846.8" calcext:value-type="float">
            <text:p>846.8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45874.44" calcext:value-type="float">
            <text:p>45874.44</text:p>
          </table:table-cell>
          <table:table-cell table:style-name="ce19" office:value-type="float" office:value="-408816.16" calcext:value-type="float">
            <text:p>-408816.16</text:p>
          </table:table-cell>
          <table:table-cell table:style-name="ce19" office:value-type="float" office:value="-252856000" calcext:value-type="float">
            <text:p>-252856000</text:p>
          </table:table-cell>
          <table:table-cell table:style-name="ce19" office:value-type="float" office:value="44793844000" calcext:value-type="float">
            <text:p>44793844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GYRO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3125" calcext:value-type="float">
            <text:p>3125</text:p>
          </table:table-cell>
          <table:table-cell table:style-name="ce19" office:value-type="string" calcext:value-type="string">
            <text:p>CA(20)SI(30)O(105)H(5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43017205" calcext:value-type="float">
            <text:p>-43017205</text:p>
          </table:table-cell>
          <table:table-cell table:style-name="ce19" office:value-type="float" office:value="3093.175" calcext:value-type="float">
            <text:p>3093.175</text:p>
          </table:table-cell>
          <table:table-cell table:style-name="ce19" office:value-type="float" office:value="274.7" calcext:value-type="float">
            <text:p>274.7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499.58" calcext:value-type="float">
            <text:p>6499.58</text:p>
          </table:table-cell>
          <table:table-cell table:style-name="ce19" office:value-type="float" office:value="-50884" calcext:value-type="float">
            <text:p>-50884</text:p>
          </table:table-cell>
          <table:table-cell table:style-name="ce19" office:value-type="float" office:value="-75856800" calcext:value-type="float">
            <text:p>-75856800</text:p>
          </table:table-cell>
          <table:table-cell table:style-name="ce19" office:value-type="float" office:value="11307050000" calcext:value-type="float">
            <text:p>1130705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string" calcext:value-type="string">
            <text:p>CA(1)O(2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86092" calcext:value-type="float">
            <text:p>-986092</text:p>
          </table:table-cell>
          <table:table-cell table:style-name="ce19" office:value-type="float" office:value="83.247" calcext:value-type="float">
            <text:p>83.247</text:p>
          </table:table-cell>
          <table:table-cell table:style-name="ce19" office:value-type="float" office:value="3.306" calcext:value-type="float">
            <text:p>3.30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86.7" calcext:value-type="float">
            <text:p>186.7</text:p>
          </table:table-cell>
          <table:table-cell table:style-name="ce19" office:value-type="float" office:value="-1600" calcext:value-type="float">
            <text:p>-16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SI(1)O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5" calcext:value-type="float">
            <text:p>41.5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1.145" calcext:value-type="float">
            <text:p>81.145</text:p>
          </table:table-cell>
          <table:table-cell table:style-name="ce19" office:value-type="float" office:value="-698.5" calcext:value-type="float">
            <text:p>-698.5</text:p>
          </table:table-cell>
          <table:table-cell table:style-name="ce19" office:value-type="float" office:value="-181000" calcext:value-type="float">
            <text:p>-1810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1828" calcext:value-type="float">
            <text:p>0.01828</text:p>
          </table:table-cell>
          <table:table-cell table:style-name="ce19" office:value-type="float" office:value="0.000005406" calcext:value-type="float">
            <text:p>0.00000540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6870" calcext:value-type="float">
            <text:p>6870</text:p>
          </table:table-cell>
          <table:table-cell table:style-name="ce19" office:value-type="string" calcext:value-type="string">
            <text:p>CA(50)SI(60)O(225)H(11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6654421" calcext:value-type="float">
            <text:p>-106654421</text:p>
          </table:table-cell>
          <table:table-cell table:style-name="ce19" office:value-type="float" office:value="4777.9" calcext:value-type="float">
            <text:p>4777.9</text:p>
          </table:table-cell>
          <table:table-cell table:style-name="ce19" office:value-type="float" office:value="283.6" calcext:value-type="float">
            <text:p>283.6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4134.76" calcext:value-type="float">
            <text:p>14134.76</text:p>
          </table:table-cell>
          <table:table-cell table:style-name="ce19" office:value-type="float" office:value="-110347" calcext:value-type="float">
            <text:p>-110347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 office:value-type="float" office:value="22132310000" calcext:value-type="float">
            <text:p>2213231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8757" calcext:value-type="float">
            <text:p>8757</text:p>
          </table:table-cell>
          <table:table-cell table:style-name="ce19" office:value-type="string" calcext:value-type="string">
            <text:p>CA(50)SI(60)O(275)H(210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21806700" calcext:value-type="float">
            <text:p>-121806700</text:p>
          </table:table-cell>
          <table:table-cell table:style-name="ce19" office:value-type="float" office:value="8081.4" calcext:value-type="float">
            <text:p>8081.4</text:p>
          </table:table-cell>
          <table:table-cell table:style-name="ce19" office:value-type="float" office:value="351.3" calcext:value-type="float">
            <text:p>351.3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451.26" calcext:value-type="float">
            <text:p>19451.26</text:p>
          </table:table-cell>
          <table:table-cell table:style-name="ce19" office:value-type="float" office:value="-172508" calcext:value-type="float">
            <text:p>-172508</text:p>
          </table:table-cell>
          <table:table-cell table:style-name="ce19" office:value-type="float" office:value="-151713600" calcext:value-type="float">
            <text:p>-151713600</text:p>
          </table:table-cell>
          <table:table-cell table:style-name="ce19" office:value-type="float" office:value="26663710000" calcext:value-type="float">
            <text:p>2666371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string" calcext:value-type="string">
            <text:p>CA(7)SI(12)O(34)H(6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929317.84" calcext:value-type="float">
            <text:p>-16929317.84</text:p>
          </table:table-cell>
          <table:table-cell table:style-name="ce19" office:value-type="float" office:value="853.203" calcext:value-type="float">
            <text:p>853.203</text:p>
          </table:table-cell>
          <table:table-cell table:style-name="ce19" office:value-type="float" office:value="46.51" calcext:value-type="float">
            <text:p>46.51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95.127" calcext:value-type="float">
            <text:p>1795.127</text:p>
          </table:table-cell>
          <table:table-cell table:style-name="ce19" office:value-type="float" office:value="-11414.77" calcext:value-type="float">
            <text:p>-11414.77</text:p>
          </table:table-cell>
          <table:table-cell table:style-name="ce19" office:value-type="float" office:value="-30342720" calcext:value-type="float">
            <text:p>-30342720</text:p>
          </table:table-cell>
          <table:table-cell table:style-name="ce19" office:value-type="float" office:value="3981917000" calcext:value-type="float">
            <text:p>3981917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string" calcext:value-type="string">
            <text:p>CA(1)SI(1)O(3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634800" calcext:value-type="float">
            <text:p>-1634800</text:p>
          </table:table-cell>
          <table:table-cell table:style-name="ce19" office:value-type="float" office:value="81.7" calcext:value-type="float">
            <text:p>81.7</text:p>
          </table:table-cell>
          <table:table-cell table:style-name="ce19" office:value-type="float" office:value="3.99" calcext:value-type="float">
            <text:p>3.99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00.78" calcext:value-type="float">
            <text:p>200.78</text:p>
          </table:table-cell>
          <table:table-cell table:style-name="ce19" office:value-type="float" office:value="-1826" calcext:value-type="float">
            <text:p>-1826</text:p>
          </table:table-cell>
          <table:table-cell table:style-name="ce19" office:value-type="float" office:value="-157900" calcext:value-type="float">
            <text:p>-1579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2589" calcext:value-type="float">
            <text:p>-0.02589</text:p>
          </table:table-cell>
          <table:table-cell table:style-name="ce19" office:value-type="float" office:value="0.000007434" calcext:value-type="float">
            <text:p>0.00000743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</text:p>
          </table:table-cell>
          <table:table-cell table:style-name="ce19" office:value-type="string" calcext:value-type="string">
            <text:p>TWQ_IFP</text:p>
          </table:table-cell>
          <table:table-cell table:style-name="ce19" office:value-type="float" office:value="902" calcext:value-type="float">
            <text:p>902</text:p>
          </table:table-cell>
          <table:table-cell table:style-name="ce19" office:value-type="string" calcext:value-type="string">
            <text:p>CA(6)SI(6)O(19)H(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097165.55" calcext:value-type="float">
            <text:p>-10097165.55</text:p>
          </table:table-cell>
          <table:table-cell table:style-name="ce19" office:value-type="float" office:value="529.08" calcext:value-type="float">
            <text:p>529.08</text:p>
          </table:table-cell>
          <table:table-cell table:style-name="ce19" office:value-type="float" office:value="26.42" calcext:value-type="float">
            <text:p>26.42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95.386" calcext:value-type="float">
            <text:p>995.386</text:p>
          </table:table-cell>
          <table:table-cell table:style-name="ce19" office:value-type="float" office:value="-5676.5" calcext:value-type="float">
            <text:p>-5676.5</text:p>
          </table:table-cell>
          <table:table-cell table:style-name="ce19" office:value-type="float" office:value="15171360" calcext:value-type="float">
            <text:p>15171360</text:p>
          </table:table-cell>
          <table:table-cell table:style-name="ce19" office:value-type="float" office:value="1711912000" calcext:value-type="float">
            <text:p>1711912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number-columns-repeated="232"/>
          <table:table-cell table:number-columns-repeated="768"/>
        </table:table-row>
        <table:table-row table:style-name="ro1">
          <table:table-cell table:style-name="ce19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fwillite <text:s text:c="5"/></text:p>
          </table:table-cell>
          <table:table-cell table:style-name="ce5" office:value-type="string" calcext:value-type="string">
            <text:p>BLANC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(CaO)3(SiO2)2(H2O)3</text:p>
          </table:table-cell>
          <table:table-cell table:style-name="ce5" office:value-type="string" calcext:value-type="string">
            <text:p>theriak</text:p>
          </table:table-cell>
          <table:table-cell table:style-name="ce5" office:value-type="string" calcext:value-type="string">
            <text:p>ST</text:p>
          </table:table-cell>
          <table:table-cell table:style-name="ce5" office:value-type="float" office:value="-4469061" calcext:value-type="float">
            <text:p>-4469061</text:p>
          </table:table-cell>
          <table:table-cell table:style-name="ce5" office:value-type="float" office:value="-4853820" calcext:value-type="float">
            <text:p>-4853820</text:p>
          </table:table-cell>
          <table:table-cell table:style-name="ce5" office:value-type="float" office:value="289.7" calcext:value-type="float">
            <text:p>289.7</text:p>
          </table:table-cell>
          <table:table-cell table:style-name="ce5" office:value-type="float" office:value="12.953" calcext:value-type="float">
            <text:p>12.95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303.55" calcext:value-type="float">
            <text:p>303.55</text:p>
          </table:table-cell>
          <table:table-cell table:style-name="ce5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C2SH,alph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xxx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49120" calcext:value-type="float">
            <text:p>-2449120</text:p>
          </table:table-cell>
          <table:table-cell table:style-name="ce19" office:value-type="float" office:value="-2634920" calcext:value-type="float">
            <text:p>-2634920</text:p>
          </table:table-cell>
          <table:table-cell table:style-name="ce19" office:value-type="float" office:value="122.38" calcext:value-type="float">
            <text:p>122.38</text:p>
          </table:table-cell>
          <table:table-cell table:style-name="ce19" office:value-type="float" office:value="7.112" calcext:value-type="float">
            <text:p>7.1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88" calcext:value-type="float">
            <text:p>111.8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08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/5(SiO2)(H2O)154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769030" calcext:value-type="float">
            <text:p>-1769030</text:p>
          </table:table-cell>
          <table:table-cell table:style-name="ce19" office:value-type="float" office:value="-1945130" calcext:value-type="float">
            <text:p>-1945130</text:p>
          </table:table-cell>
          <table:table-cell table:style-name="ce19" office:value-type="float" office:value="107.85" calcext:value-type="float">
            <text:p>107.85</text:p>
          </table:table-cell>
          <table:table-cell table:style-name="ce19" office:value-type="float" office:value="5.929" calcext:value-type="float">
            <text:p>5.9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36.53" calcext:value-type="float">
            <text:p>136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2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/5(SiO2)(H2O)206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161230" calcext:value-type="float">
            <text:p>-2161230</text:p>
          </table:table-cell>
          <table:table-cell table:style-name="ce19" office:value-type="float" office:value="-2384340" calcext:value-type="float">
            <text:p>-2384340</text:p>
          </table:table-cell>
          <table:table-cell table:style-name="ce19" office:value-type="float" office:value="129.14" calcext:value-type="float">
            <text:p>129.14</text:p>
          </table:table-cell>
          <table:table-cell table:style-name="ce19" office:value-type="float" office:value="7.195" calcext:value-type="float">
            <text:p>7.1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69.97" calcext:value-type="float">
            <text:p>169.9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CSH16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8/5(SiO2)(H2O)258/100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550860" calcext:value-type="float">
            <text:p>-2550860</text:p>
          </table:table-cell>
          <table:table-cell table:style-name="ce19" office:value-type="float" office:value="-2819790" calcext:value-type="float">
            <text:p>-2819790</text:p>
          </table:table-cell>
          <table:table-cell table:style-name="ce19" office:value-type="float" office:value="154.42" calcext:value-type="float">
            <text:p>154.42</text:p>
          </table:table-cell>
          <table:table-cell table:style-name="ce19" office:value-type="float" office:value="8.468" calcext:value-type="float">
            <text:p>8.4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91.28" calcext:value-type="float">
            <text:p>191.2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Foshag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4(SiO2)3(H2O)3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5643832" calcext:value-type="float">
            <text:p>-5643832</text:p>
          </table:table-cell>
          <table:table-cell table:style-name="ce19" office:value-type="float" office:value="-6032430" calcext:value-type="float">
            <text:p>-6032430</text:p>
          </table:table-cell>
          <table:table-cell table:style-name="ce19" office:value-type="float" office:value="295.07" calcext:value-type="float">
            <text:p>295.07</text:p>
          </table:table-cell>
          <table:table-cell table:style-name="ce19" office:value-type="float" office:value="16.066" calcext:value-type="float">
            <text:p>16.0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09.38" calcext:value-type="float">
            <text:p>309.38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Gyrolite <text:s text:c="6"/></text:p>
          </table:table-cell>
          <table:table-cell table:style-name="ce5" office:value-type="string" calcext:value-type="string">
            <text:p>BLANC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(CaO)2(SiO2)3(H2O)5/2</text:p>
          </table:table-cell>
          <table:table-cell table:style-name="ce5" office:value-type="string" calcext:value-type="string">
            <text:p>theriak</text:p>
          </table:table-cell>
          <table:table-cell table:style-name="ce5" office:value-type="string" calcext:value-type="string">
            <text:p>ST</text:p>
          </table:table-cell>
          <table:table-cell table:style-name="ce5" office:value-type="float" office:value="-4550063" calcext:value-type="float">
            <text:p>-4550063</text:p>
          </table:table-cell>
          <table:table-cell table:style-name="ce5" office:value-type="float" office:value="-4917990" calcext:value-type="float">
            <text:p>-4917990</text:p>
          </table:table-cell>
          <table:table-cell table:style-name="ce5" office:value-type="float" office:value="309.32" calcext:value-type="float">
            <text:p>309.32</text:p>
          </table:table-cell>
          <table:table-cell table:style-name="ce5" office:value-type="float" office:value="13.734" calcext:value-type="float">
            <text:p>13.7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325.94" calcext:value-type="float">
            <text:p>325.94</text:p>
          </table:table-cell>
          <table:table-cell table:style-name="ce5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Hillebrandite <text:s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2(SiO2)(H2O)7/6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481381" calcext:value-type="float">
            <text:p>-2481381</text:p>
          </table:table-cell>
          <table:table-cell table:style-name="ce19" office:value-type="float" office:value="-2662480" calcext:value-type="float">
            <text:p>-2662480</text:p>
          </table:table-cell>
          <table:table-cell table:style-name="ce19" office:value-type="float" office:value="177.8" calcext:value-type="float">
            <text:p>177.8</text:p>
          </table:table-cell>
          <table:table-cell table:style-name="ce19" office:value-type="float" office:value="7.258" calcext:value-type="float">
            <text:p>7.25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77.46" calcext:value-type="float">
            <text:p>177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affeite <text:s text:c="6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6469940" calcext:value-type="float">
            <text:p>-6469940</text:p>
          </table:table-cell>
          <table:table-cell table:style-name="ce19" office:value-type="float" office:value="-6972770" calcext:value-type="float">
            <text:p>-6972770</text:p>
          </table:table-cell>
          <table:table-cell table:style-name="ce19" office:value-type="float" office:value="326.19" calcext:value-type="float">
            <text:p>326.19</text:p>
          </table:table-cell>
          <table:table-cell table:style-name="ce19" office:value-type="float" office:value="17.438" calcext:value-type="float">
            <text:p>17.4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44.9" calcext:value-type="float">
            <text:p>344.9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Jennite <text:s text:c="7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9(SiO2)6(H2O)11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3886772" calcext:value-type="float">
            <text:p>-13886772</text:p>
          </table:table-cell>
          <table:table-cell table:style-name="ce19" office:value-type="float" office:value="-15189040" calcext:value-type="float">
            <text:p>-15189040</text:p>
          </table:table-cell>
          <table:table-cell table:style-name="ce19" office:value-type="float" office:value="839.25" calcext:value-type="float">
            <text:p>839.25</text:p>
          </table:table-cell>
          <table:table-cell table:style-name="ce19" office:value-type="float" office:value="45.64" calcext:value-type="float">
            <text:p>45.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33.21" calcext:value-type="float">
            <text:p>933.2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Okenite <text:s text:c="7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5700" calcext:value-type="float">
            <text:p>-3135700</text:p>
          </table:table-cell>
          <table:table-cell table:style-name="ce19" office:value-type="float" office:value="206.75" calcext:value-type="float">
            <text:p>206.75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7" calcext:value-type="float">
            <text:p>210.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!MIN</text:p>
          </table:table-cell>
          <table:table-cell table:style-name="ce19" office:value-type="string" calcext:value-type="string">
            <text:p>Okenite2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2881719" calcext:value-type="float">
            <text:p>-2881719</text:p>
          </table:table-cell>
          <table:table-cell table:style-name="ce19" office:value-type="float" office:value="-3139260" calcext:value-type="float">
            <text:p>-3139260</text:p>
          </table:table-cell>
          <table:table-cell table:style-name="ce19" office:value-type="float" office:value="194.81" calcext:value-type="float">
            <text:p>194.81</text:p>
          </table:table-cell>
          <table:table-cell table:style-name="ce19" office:value-type="float" office:value="9.477" calcext:value-type="float">
            <text:p>9.4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210.07" calcext:value-type="float">
            <text:p>210.07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Portland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96887" calcext:value-type="float">
            <text:p>-896887</text:p>
          </table:table-cell>
          <table:table-cell table:style-name="ce19" office:value-type="float" office:value="-984553" calcext:value-type="float">
            <text:p>-984553</text:p>
          </table:table-cell>
          <table:table-cell table:style-name="ce19" office:value-type="float" office:value="83.39" calcext:value-type="float">
            <text:p>83.39</text:p>
          </table:table-cell>
          <table:table-cell table:style-name="ce19" office:value-type="float" office:value="3.3056" calcext:value-type="float">
            <text:p>3.30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89.26" calcext:value-type="float">
            <text:p>89.26</text:p>
          </table:table-cell>
          <table:table-cell table:style-name="ce19" office:value-type="float" office:value="-1035000" calcext:value-type="float">
            <text:p>-1035000</text:p>
          </table:table-cell>
          <table:table-cell table:style-name="ce19" table:number-columns-repeated="241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Quartz-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SiO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856281" calcext:value-type="float">
            <text:p>-856281</text:p>
          </table:table-cell>
          <table:table-cell table:style-name="ce19" office:value-type="float" office:value="-910700" calcext:value-type="float">
            <text:p>-910700</text:p>
          </table:table-cell>
          <table:table-cell table:style-name="ce19" office:value-type="float" office:value="41.44" calcext:value-type="float">
            <text:p>41.44</text:p>
          </table:table-cell>
          <table:table-cell table:style-name="ce19" office:value-type="float" office:value="2.269" calcext:value-type="float">
            <text:p>2.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39.62" calcext:value-type="float">
            <text:p>39.62</text:p>
          </table:table-cell>
          <table:table-cell table:style-name="ce19" office:value-type="float" office:value="-745000" calcext:value-type="float">
            <text:p>-745000</text:p>
          </table:table-cell>
          <table:table-cell table:style-name="ce19" table:number-columns-repeated="241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1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1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889345" calcext:value-type="float">
            <text:p>-9889345</text:p>
          </table:table-cell>
          <table:table-cell table:style-name="ce19" office:value-type="float" office:value="-10680920" calcext:value-type="float">
            <text:p>-10680920</text:p>
          </table:table-cell>
          <table:table-cell table:style-name="ce19" office:value-type="float" office:value="692.55" calcext:value-type="float">
            <text:p>692.55</text:p>
          </table:table-cell>
          <table:table-cell table:style-name="ce19" office:value-type="float" office:value="28.619" calcext:value-type="float">
            <text:p>28.6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764.91" calcext:value-type="float">
            <text:p>764.9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obermorite-14A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5(SiO2)6(H2O)21/2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1090120" calcext:value-type="float">
            <text:p>-11090120</text:p>
          </table:table-cell>
          <table:table-cell table:style-name="ce19" office:value-type="float" office:value="-12175150" calcext:value-type="float">
            <text:p>-12175150</text:p>
          </table:table-cell>
          <table:table-cell table:style-name="ce19" office:value-type="float" office:value="874.57" calcext:value-type="float">
            <text:p>874.57</text:p>
          </table:table-cell>
          <table:table-cell table:style-name="ce19" office:value-type="float" office:value="35.13" calcext:value-type="float">
            <text:p>35.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973.53" calcext:value-type="float">
            <text:p>973.53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ruscottite <text:s text:c="3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7(SiO2)12(H2O)3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280400" calcext:value-type="float">
            <text:p>-15280400</text:p>
          </table:table-cell>
          <table:table-cell table:style-name="ce19" office:value-type="float" office:value="-16854620" calcext:value-type="float">
            <text:p>-16854620</text:p>
          </table:table-cell>
          <table:table-cell table:style-name="ce19" office:value-type="float" office:value="927.68" calcext:value-type="float">
            <text:p>927.68</text:p>
          </table:table-cell>
          <table:table-cell table:style-name="ce19" office:value-type="float" office:value="47.873" calcext:value-type="float">
            <text:p>47.8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034.1" calcext:value-type="float">
            <text:p>1034.1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Wollastonite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(SiO2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1544837" calcext:value-type="float">
            <text:p>-1544837</text:p>
          </table:table-cell>
          <table:table-cell table:style-name="ce19" office:value-type="float" office:value="-1630145" calcext:value-type="float">
            <text:p>-1630145</text:p>
          </table:table-cell>
          <table:table-cell table:style-name="ce19" office:value-type="float" office:value="82.01" calcext:value-type="float">
            <text:p>82.01</text:p>
          </table:table-cell>
          <table:table-cell table:style-name="ce19" office:value-type="float" office:value="3.993" calcext:value-type="float">
            <text:p>3.9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111.46" calcext:value-type="float">
            <text:p>111.46</text:p>
          </table:table-cell>
          <table:table-cell table:style-name="ce19" table:number-columns-repeated="242"/>
          <table:table-cell table:number-columns-repeated="768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Xonotlite <text:s text:c="5"/></text:p>
          </table:table-cell>
          <table:table-cell table:style-name="ce19" office:value-type="string" calcext:value-type="string">
            <text:p>BLANC</text:p>
          </table:table-cell>
          <table:table-cell table:style-name="ce19" office:value-type="string" calcext:value-type="string">
            <text:p>_</text:p>
          </table:table-cell>
          <table:table-cell table:style-name="ce19" office:value-type="string" calcext:value-type="string">
            <text:p>(CaO)6(SiO2)6(H2O)</text:p>
          </table:table-cell>
          <table:table-cell table:style-name="ce19" office:value-type="string" calcext:value-type="string">
            <text:p>theriak</text:p>
          </table:table-cell>
          <table:table-cell table:style-name="ce19" office:value-type="string" calcext:value-type="string">
            <text:p>ST</text:p>
          </table:table-cell>
          <table:table-cell table:style-name="ce19" office:value-type="float" office:value="-9465120" calcext:value-type="float">
            <text:p>-9465120</text:p>
          </table:table-cell>
          <table:table-cell table:style-name="ce19" office:value-type="float" office:value="-10022150" calcext:value-type="float">
            <text:p>-10022150</text:p>
          </table:table-cell>
          <table:table-cell table:style-name="ce19" office:value-type="float" office:value="573.74" calcext:value-type="float">
            <text:p>573.74</text:p>
          </table:table-cell>
          <table:table-cell table:style-name="ce19" office:value-type="float" office:value="25.69" calcext:value-type="float">
            <text:p>25.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float" office:value="628.64" calcext:value-type="float">
            <text:p>628.64</text:p>
          </table:table-cell>
          <table:table-cell table:style-name="ce19" table:number-columns-repeated="242"/>
          <table:table-cell table:number-columns-repeated="768"/>
        </table:table-row>
        <table:table-row table:style-name="ro1" table:number-rows-repeated="65500">
          <table:table-cell table:style-name="ce19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thr_twq_csh_min2.$A$1" table:expression="#REF!"/>
          <table:named-expression table:name="Sheet_Title" table:base-cell-address="$thr_twq_csh_min2.$A$1" table:expression="&quot;thr_twq_csh_min2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ans Narrow" fo:font-family="'Liberation Sans Narrow'" style:font-style-name="Regular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8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4:24:34.717162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INERAL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CEMDAT07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othenbach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ORK_5f_logK" style:display-name="WORK_logK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nc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thr_5f_twq_5f_csh_5f_min2" style:display-name="thr_twq_csh_min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8:09:34.584168134</meta:creation-date>
    <meta:generator>LibreOffice/5.3.4.2$Linux_X86_64 LibreOffice_project/30m0$Build-2</meta:generator>
    <meta:editing-duration>PT14M1S</meta:editing-duration>
    <meta:editing-cycles>4</meta:editing-cycles>
    <dc:date>2017-10-09T17:30:40.949124666</dc:date>
    <meta:document-statistic meta:table-count="7" meta:cell-count="3325" meta:object-count="0"/>
  </office:meta>
</office:document-meta>
</file>